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3.926cm"/>
    </style:style>
    <style:style style:name="co3" style:family="table-column">
      <style:table-column-properties fo:break-before="auto" style:column-width="4.433cm"/>
    </style:style>
    <style:style style:name="co4" style:family="table-column">
      <style:table-column-properties fo:break-before="auto" style:column-width="3.605cm"/>
    </style:style>
    <style:style style:name="co5" style:family="table-column">
      <style:table-column-properties fo:break-before="auto" style:column-width="1.912cm"/>
    </style:style>
    <style:style style:name="co6" style:family="table-column">
      <style:table-column-properties fo:break-before="auto" style:column-width="1.845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0.478cm"/>
    </style:style>
    <style:style style:name="co9" style:family="table-column">
      <style:table-column-properties fo:break-before="auto" style:column-width="3.872cm"/>
    </style:style>
    <style:style style:name="co10" style:family="table-column">
      <style:table-column-properties fo:break-before="auto" style:column-width="1.813cm"/>
    </style:style>
    <style:style style:name="co11" style:family="table-column">
      <style:table-column-properties fo:break-before="auto" style:column-width="1.549cm"/>
    </style:style>
    <style:style style:name="co12" style:family="table-column">
      <style:table-column-properties fo:break-before="auto" style:column-width="2.021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877cm" fo:break-before="auto" style:use-optimal-row-height="true"/>
    </style:style>
    <style:style style:name="ro7" style:family="table-row">
      <style:table-row-properties style:row-height="1.288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style:vertical-align="top"/>
      <style:paragraph-properties fo:text-align="center" fo:margin-left="0cm"/>
    </style:style>
    <style:style style:name="ce4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 style:data-style-name="N100">
      <style:table-cell-properties fo:wrap-option="wrap" style:vertical-align="top"/>
    </style:style>
    <style:style style:name="ce7" style:family="table-cell" style:parent-style-name="Default" style:data-style-name="N100">
      <style:table-cell-properties fo:background-color="#ffcc00" fo:wrap-option="wrap" style:vertical-align="top"/>
    </style:style>
    <style:style style:name="ce8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e6e6ff" fo:wrap-option="wrap" style:vertical-align="top"/>
    </style:style>
    <style:style style:name="ce10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11" style:family="table-cell" style:parent-style-name="Default" style:data-style-name="N100">
      <style:table-cell-properties fo:wrap-option="wrap" style:vertical-align="top"/>
      <style:text-properties style:font-name="Arial" style:font-name-asian="Droid Sans Fallback" style:font-name-complex="DejaVu Sans"/>
    </style:style>
    <style:style style:name="ce12" style:family="table-cell" style:parent-style-name="Default" style:data-style-name="N100">
      <style:table-cell-properties fo:background-color="#e6e6ff" fo:wrap-option="wrap" style:vertical-align="top"/>
    </style:style>
    <style:style style:name="ce13" style:family="table-cell" style:parent-style-name="Default" style:data-style-name="N100">
      <style:table-cell-properties fo:wrap-option="wrap" style:vertical-align="top"/>
      <style:text-properties fo:font-style="italic" style:font-style-asian="italic" style:font-style-complex="italic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16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1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</style:style>
    <style:style style:name="ce18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19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 style:data-style-name="N117">
      <style:table-cell-properties fo:wrap-option="wrap" style:vertical-align="top"/>
    </style:style>
    <style:style style:name="ce22" style:family="table-cell" style:parent-style-name="Default" style:data-style-name="N117">
      <style:table-cell-properties fo:background-color="#ffcc00" fo:wrap-option="wrap" style:vertical-align="top"/>
    </style:style>
    <style:style style:name="ce23" style:family="table-cell" style:parent-style-name="Default" style:data-style-name="N117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24" style:family="table-cell" style:parent-style-name="Default" style:data-style-name="N117">
      <style:table-cell-properties fo:background-color="#e6e6ff" fo:wrap-option="wrap" style:vertical-align="top"/>
    </style:style>
    <style:style style:name="ce25" style:family="table-cell" style:parent-style-name="Default" style:data-style-name="N108">
      <style:table-cell-properties fo:wrap-option="wrap" style:vertical-align="top"/>
      <style:text-properties style:font-name="Arial" style:font-name-asian="Droid Sans Fallback" style:font-name-complex="DejaVu Sans"/>
    </style:style>
    <style:style style:name="ce26" style:family="table-cell" style:parent-style-name="Default">
      <style:table-cell-properties fo:background-color="#ffcc00" fo:wrap-option="wrap" style:vertical-align="top"/>
    </style:style>
    <style:style style:name="ce27" style:family="table-cell" style:parent-style-name="Default" style:data-style-name="N108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28" style:family="table-cell" style:parent-style-name="Default" style:data-style-name="N108">
      <style:table-cell-properties fo:wrap-option="wrap" style:vertical-align="top"/>
      <style:text-properties style:font-name="Arial" fo:font-weight="bold" style:font-name-asian="Droid Sans Fallback" style:font-weight-asian="bold" style:font-name-complex="DejaVu Sans" style:font-weight-complex="bold"/>
    </style:style>
    <style:style style:name="ce29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31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32" style:family="table-cell" style:parent-style-name="Default">
      <style:table-cell-properties style:vertical-align="top"/>
      <style:text-properties style:font-name="Arial" style:font-name-asian="Droid Sans Fallback" style:font-name-complex="DejaVu Sans"/>
    </style:style>
    <style:style style:name="ce33" style:family="table-cell" style:parent-style-name="Default" style:data-style-name="N117">
      <style:table-cell-properties fo:background-color="#ccff00" style:text-align-source="fix" style:repeat-content="false" fo:wrap-option="wrap" style:vertical-align="top"/>
      <style:paragraph-properties fo:text-align="end" fo:margin-left="0cm"/>
    </style:style>
    <style:style style:name="ce34" style:family="table-cell" style:parent-style-name="Default" style:data-style-name="N117">
      <style:table-cell-properties fo:background-color="#e6e6ff" style:vertical-align="top"/>
    </style:style>
    <style:style style:name="ce35" style:family="table-cell" style:parent-style-name="Default" style:data-style-name="N110">
      <style:table-cell-properties fo:background-color="#ccff00" fo:wrap-option="wrap" style:vertical-align="top"/>
    </style:style>
    <style:style style:name="ce36" style:family="table-cell" style:parent-style-name="Default" style:data-style-name="N110">
      <style:table-cell-properties fo:wrap-option="wrap" style:vertical-align="top"/>
    </style:style>
    <style:style style:name="ce37" style:family="table-cell" style:parent-style-name="Default" style:data-style-name="N110">
      <style:table-cell-properties fo:background-color="#e6e6ff" fo:wrap-option="wrap" style:vertical-align="top"/>
    </style:style>
    <style:style style:name="ce38" style:family="table-cell" style:parent-style-name="Default" style:data-style-name="N110">
      <style:table-cell-properties fo:wrap-option="wrap" style:vertical-align="top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ff00"/>
    </style:style>
    <style:style style:name="ce41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cm"/>
    </style:style>
    <style:style style:name="ce42" style:family="table-cell" style:parent-style-name="Default" style:data-style-name="N110">
      <style:table-cell-properties fo:background-color="#ccff00" fo:wrap-option="wrap" style:vertical-align="top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cff00" style:vertical-align="top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cff00" style:vertical-align="to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-ranges="Sheet1.A1:Sheet1.L117"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16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Default"/>
        <table:table-row table:style-name="ro1">
          <table:table-cell table:style-name="ce1"/>
          <table:table-cell table:number-columns-repeated="2"/>
          <table:table-cell table:style-name="ce14"/>
          <table:table-cell/>
          <table:table-cell table:style-name="ce21"/>
          <table:table-cell table:style-name="ce25"/>
          <table:table-cell table:style-name="ce14" table:number-columns-repeated="2"/>
          <table:table-cell table:style-name="ce33" office:value-type="string" table:number-columns-spanned="2" table:number-rows-spanned="1">
            <text:p>GBP/EUR ratio:</text:p>
          </table:table-cell>
          <table:covered-table-cell table:style-name="ce35"/>
          <table:table-cell table:style-name="ce39" office:value-type="float" office:value="1.39393">
            <text:p>1,39393</text:p>
          </table:table-cell>
        </table:table-row>
        <table:table-row table:style-name="ro1">
          <table:table-cell table:style-name="ce2"/>
          <table:table-cell table:style-name="ce7" table:number-columns-repeated="3"/>
          <table:table-cell table:style-name="ce8" office:value-type="string" table:number-columns-spanned="3" table:number-rows-spanned="1">
            <text:p>Farnell</text:p>
          </table:table-cell>
          <table:covered-table-cell table:style-name="ce22"/>
          <table:covered-table-cell table:style-name="ce26"/>
          <table:table-cell table:style-name="ce26"/>
          <table:table-cell table:style-name="ce2" office:value-type="string" table:number-columns-spanned="3" table:number-rows-spanned="1">
            <text:p>TME</text:p>
          </table:table-cell>
          <table:covered-table-cell table:style-name="ce22"/>
          <table:covered-table-cell table:style-name="ce26"/>
          <table:table-cell table:style-name="ce40"/>
        </table:table-row>
        <table:table-row table:style-name="ro1">
          <table:table-cell table:style-name="ce2" office:value-type="string">
            <text:p>Qty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Note</text:p>
          </table:table-cell>
          <table:table-cell table:style-name="ce8" office:value-type="string">
            <text:p>Parts</text:p>
          </table:table-cell>
          <table:table-cell table:style-name="ce8" office:value-type="string">
            <text:p>Code</text:p>
          </table:table-cell>
          <table:table-cell table:style-name="ce23" office:value-type="string">
            <text:p>Unit price</text:p>
          </table:table-cell>
          <table:table-cell table:style-name="ce2" office:value-type="string">
            <text:p>Total</text:p>
          </table:table-cell>
          <table:table-cell table:style-name="ce2"/>
          <table:table-cell table:style-name="ce2" office:value-type="string">
            <text:p>Code</text:p>
          </table:table-cell>
          <table:table-cell table:style-name="ce23" office:value-type="string">
            <text:p>Unit price</text:p>
          </table:table-cell>
          <table:table-cell table:style-name="ce2" office:value-type="string">
            <text:p>Total</text:p>
          </table:table-cell>
          <table:table-cell table:style-name="ce41" office:value-type="string">
            <text:p>Combined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office:value-type="string">
            <text:p>Arduino Mega2560 header 1x8-pin</text:p>
          </table:table-cell>
          <table:table-cell office:value-type="string">
            <text:p>TSW-108-07-T-S</text:p>
          </table:table-cell>
          <table:table-cell table:style-name="ce14" office:value-type="string">
            <text:p>ADCL, ADCH, Comm, PWML, PWMH, X8</text:p>
          </table:table-cell>
          <table:table-cell office:value-type="float" office:value="1022256">
            <text:p>1022256</text:p>
          </table:table-cell>
          <table:table-cell table:style-name="ce21" office:value-type="float" office:value="0.0808">
            <text:p>0,081</text:p>
          </table:table-cell>
          <table:table-cell table:style-name="ce25" table:formula="of:=IF([.E4]=&quot;-&quot;;&quot;&quot;;IF([.A4]=&quot;&quot;;[.F4];[.A4]*[.F4]))" office:value-type="currency" office:currency="GBP" office:value="0.4848">
            <text:p>£0,48</text:p>
          </table:table-cell>
          <table:table-cell table:style-name="ce14"/>
          <table:table-cell table:style-name="ce14" office:value-type="string">
            <text:p>ZL201-08G</text:p>
          </table:table-cell>
          <table:table-cell table:style-name="ce21" office:value-type="float" office:value="0.0741">
            <text:p>0,074</text:p>
          </table:table-cell>
          <table:table-cell table:style-name="ce36" table:formula="of:=IF([.I4]=&quot;-&quot;;&quot;&quot;;IF([.A4]=&quot;&quot;;[.J4];[.A4]*[.J4]))" office:value-type="currency" office:currency="EUR" office:value="0.4446">
            <text:p>0,44 €</text:p>
          </table:table-cell>
          <table:table-cell table:style-name="ce35" table:formula="of:=IF(AND([.E4]&lt;&gt;&quot;-&quot;;[.G4]*[.$L$1]&lt;[.K4]);[.G4]*[.$L$1];[.K4])" office:value-type="currency" office:currency="EUR" office:value="0.4446">
            <text:p>0,44 €</text:p>
          </table:table-cell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9" office:value-type="string">
            <text:p>10n</text:p>
          </table:table-cell>
          <table:table-cell table:style-name="ce12" office:value-type="string">
            <text:p>1206</text:p>
          </table:table-cell>
          <table:table-cell table:style-name="ce15" office:value-type="string">
            <text:p>C1, C5, C7, C10, C40, C41</text:p>
          </table:table-cell>
          <table:table-cell table:style-name="ce10" office:value-type="string">
            <text:p>1759350</text:p>
          </table:table-cell>
          <table:table-cell table:style-name="ce24" office:value-type="float" office:value="0.0343">
            <text:p>0,034</text:p>
          </table:table-cell>
          <table:table-cell table:style-name="ce27" table:formula="of:=IF([.E5]=&quot;-&quot;;&quot;&quot;;IF([.A5]=&quot;&quot;;[.F5];[.A5]*[.F5]))" office:value-type="currency" office:currency="GBP" office:value="0.2058">
            <text:p>£0,21</text:p>
          </table:table-cell>
          <table:table-cell table:style-name="ce9"/>
          <table:table-cell table:style-name="ce9" office:value-type="string">
            <text:p>CL31B103KBCNNNC </text:p>
          </table:table-cell>
          <table:table-cell table:style-name="ce34" office:value-type="float" office:value="0.01181">
            <text:p>0,012</text:p>
          </table:table-cell>
          <table:table-cell table:style-name="ce37" table:formula="of:=IF([.I5]=&quot;-&quot;;&quot;&quot;;IF([.A5]=&quot;&quot;;[.J5];[.A5]*[.J5]))" office:value-type="currency" office:currency="EUR" office:value="0.07086">
            <text:p>0,07 €</text:p>
          </table:table-cell>
          <table:table-cell table:style-name="ce35" table:formula="of:=IF(AND([.E5]&lt;&gt;&quot;-&quot;;[.G5]*[.$L$1]&lt;[.K5]);[.G5]*[.$L$1];[.K5])" office:value-type="currency" office:currency="EUR" office:value="0.07086">
            <text:p>0,07 €</text:p>
          </table:table-cell>
        </table:table-row>
        <table:table-row table:style-name="ro4">
          <table:table-cell table:style-name="ce1" office:value-type="float" office:value="25">
            <text:p>25</text:p>
          </table:table-cell>
          <table:table-cell office:value-type="string">
            <text:p>100n</text:p>
          </table:table-cell>
          <table:table-cell office:value-type="string">
            <text:p>0603</text:p>
          </table:table-cell>
          <table:table-cell table:style-name="ce14" office:value-type="string">
            <text:p>C11, C12, C13, C14, C15, C16, C17, C18, C20, C21, C22, C23, C25, C26, C27, C28, C29, C30, C31, C32, C33, C34, C36, C38, C39</text:p>
          </table:table-cell>
          <table:table-cell office:value-type="string">
            <text:p>1759016</text:p>
          </table:table-cell>
          <table:table-cell table:style-name="ce21" office:value-type="float" office:value="0.0062">
            <text:p>0,006</text:p>
          </table:table-cell>
          <table:table-cell table:style-name="ce25" table:formula="of:=IF([.E6]=&quot;-&quot;;&quot;&quot;;IF([.A6]=&quot;&quot;;[.F6];[.A6]*[.F6]))" office:value-type="currency" office:currency="GBP" office:value="0.155">
            <text:p>£0,16</text:p>
          </table:table-cell>
          <table:table-cell table:style-name="ce14"/>
          <table:table-cell table:style-name="ce14" office:value-type="string">
            <text:p>CL10B104KO8NNNC </text:p>
          </table:table-cell>
          <table:table-cell table:style-name="ce21" office:value-type="float" office:value="0.00596">
            <text:p>0,006</text:p>
          </table:table-cell>
          <table:table-cell table:style-name="ce36" table:formula="of:=IF([.I6]=&quot;-&quot;;&quot;&quot;;IF([.A6]=&quot;&quot;;[.J6];[.A6]*[.J6]))" office:value-type="currency" office:currency="EUR" office:value="0.149">
            <text:p>0,15 €</text:p>
          </table:table-cell>
          <table:table-cell table:style-name="ce35" table:formula="of:=IF(AND([.E6]&lt;&gt;&quot;-&quot;;[.G6]*[.$L$1]&lt;[.K6]);[.G6]*[.$L$1];[.K6])" office:value-type="currency" office:currency="EUR" office:value="0.149">
            <text:p>0,15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47u</text:p>
          </table:table-cell>
          <table:table-cell table:style-name="ce12" office:value-type="string">
            <text:p>16V</text:p>
          </table:table-cell>
          <table:table-cell table:style-name="ce15" office:value-type="string">
            <text:p>C19</text:p>
          </table:table-cell>
          <table:table-cell table:style-name="ce10" office:value-type="string">
            <text:p>9695664</text:p>
          </table:table-cell>
          <table:table-cell table:style-name="ce24" office:value-type="float" office:value="0.189">
            <text:p>0,189</text:p>
          </table:table-cell>
          <table:table-cell table:style-name="ce27" table:formula="of:=IF([.E7]=&quot;-&quot;;&quot;&quot;;IF([.A7]=&quot;&quot;;[.F7];[.A7]*[.F7]))" office:value-type="currency" office:currency="GBP" office:value="0.189">
            <text:p>£0,19</text:p>
          </table:table-cell>
          <table:table-cell table:style-name="ce9"/>
          <table:table-cell table:style-name="ce9" office:value-type="string">
            <text:p>EEEFK1C470UR </text:p>
          </table:table-cell>
          <table:table-cell table:style-name="ce34" office:value-type="float" office:value="0.19">
            <text:p>0,190</text:p>
          </table:table-cell>
          <table:table-cell table:style-name="ce37" table:formula="of:=IF([.I7]=&quot;-&quot;;&quot;&quot;;IF([.A7]=&quot;&quot;;[.J7];[.A7]*[.J7]))" office:value-type="currency" office:currency="EUR" office:value="0.19">
            <text:p>0,19 €</text:p>
          </table:table-cell>
          <table:table-cell table:style-name="ce35" table:formula="of:=IF(AND([.E7]&lt;&gt;&quot;-&quot;;[.G7]*[.$L$1]&lt;[.K7]);[.G7]*[.$L$1];[.K7])" office:value-type="currency" office:currency="EUR" office:value="0.19">
            <text:p>0,19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1u</text:p>
          </table:table-cell>
          <table:table-cell/>
          <table:table-cell table:style-name="ce14" office:value-type="string">
            <text:p>C2</text:p>
          </table:table-cell>
          <table:table-cell office:value-type="string">
            <text:p>2320827</text:p>
          </table:table-cell>
          <table:table-cell table:style-name="ce21" office:value-type="float" office:value="0.0573">
            <text:p>0,057</text:p>
          </table:table-cell>
          <table:table-cell table:style-name="ce25" table:formula="of:=IF([.E8]=&quot;-&quot;;&quot;&quot;;IF([.A8]=&quot;&quot;;[.F8];[.A8]*[.F8]))" office:value-type="currency" office:currency="GBP" office:value="0.0573">
            <text:p>£0,06</text:p>
          </table:table-cell>
          <table:table-cell table:style-name="ce14"/>
          <table:table-cell table:style-name="ce14" office:value-type="string">
            <text:p>CL21B105KAFNNNG </text:p>
          </table:table-cell>
          <table:table-cell table:style-name="ce21" office:value-type="float" office:value="0.0113">
            <text:p>0,011</text:p>
          </table:table-cell>
          <table:table-cell table:style-name="ce36" table:formula="of:=IF([.I8]=&quot;-&quot;;&quot;&quot;;IF([.A8]=&quot;&quot;;[.J8];[.A8]*[.J8]))" office:value-type="currency" office:currency="EUR" office:value="0.0113">
            <text:p>0,01 €</text:p>
          </table:table-cell>
          <table:table-cell table:style-name="ce35" table:formula="of:=IF(AND([.E8]&lt;&gt;&quot;-&quot;;[.G8]*[.$L$1]&lt;[.K8]);[.G8]*[.$L$1];[.K8])" office:value-type="currency" office:currency="EUR" office:value="0.0113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10u</text:p>
          </table:table-cell>
          <table:table-cell table:style-name="ce12" office:value-type="string">
            <text:p>35V</text:p>
          </table:table-cell>
          <table:table-cell table:style-name="ce15" office:value-type="string">
            <text:p>C24</text:p>
          </table:table-cell>
          <table:table-cell table:style-name="ce10" office:value-type="string">
            <text:p>1850112</text:p>
          </table:table-cell>
          <table:table-cell table:style-name="ce24" office:value-type="float" office:value="0.204">
            <text:p>0,204</text:p>
          </table:table-cell>
          <table:table-cell table:style-name="ce27" table:formula="of:=IF([.E9]=&quot;-&quot;;&quot;&quot;;IF([.A9]=&quot;&quot;;[.F9];[.A9]*[.F9]))" office:value-type="currency" office:currency="GBP" office:value="0.204">
            <text:p>£0,20</text:p>
          </table:table-cell>
          <table:table-cell table:style-name="ce9"/>
          <table:table-cell table:style-name="ce9" office:value-type="string">
            <text:p>EEEFK1V100R </text:p>
          </table:table-cell>
          <table:table-cell table:style-name="ce34" office:value-type="float" office:value="0.21">
            <text:p>0,210</text:p>
          </table:table-cell>
          <table:table-cell table:style-name="ce37" table:formula="of:=IF([.I9]=&quot;-&quot;;&quot;&quot;;IF([.A9]=&quot;&quot;;[.J9];[.A9]*[.J9]))" office:value-type="currency" office:currency="EUR" office:value="0.21">
            <text:p>0,21 €</text:p>
          </table:table-cell>
          <table:table-cell table:style-name="ce35" table:formula="of:=IF(AND([.E9]&lt;&gt;&quot;-&quot;;[.G9]*[.$L$1]&lt;[.K9]);[.G9]*[.$L$1];[.K9])" office:value-type="currency" office:currency="EUR" office:value="0.21">
            <text:p>0,21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470n</text:p>
          </table:table-cell>
          <table:table-cell office:value-type="string">
            <text:p>1812, 100V</text:p>
          </table:table-cell>
          <table:table-cell table:style-name="ce14" office:value-type="string">
            <text:p>C3, C8</text:p>
          </table:table-cell>
          <table:table-cell office:value-type="string">
            <text:p>1828961</text:p>
          </table:table-cell>
          <table:table-cell table:style-name="ce21" office:value-type="float" office:value="0.484">
            <text:p>0,484</text:p>
          </table:table-cell>
          <table:table-cell table:style-name="ce25" table:formula="of:=IF([.E10]=&quot;-&quot;;&quot;&quot;;IF([.A10]=&quot;&quot;;[.F10];[.A10]*[.F10]))" office:value-type="currency" office:currency="GBP" office:value="0.968">
            <text:p>£0,97</text:p>
          </table:table-cell>
          <table:table-cell table:style-name="ce14"/>
          <table:table-cell table:style-name="ce14" office:value-type="string">
            <text:p>CL43B474KCHNNNE</text:p>
          </table:table-cell>
          <table:table-cell table:style-name="ce21" office:value-type="float" office:value="0.13274">
            <text:p>0,133</text:p>
          </table:table-cell>
          <table:table-cell table:style-name="ce36" table:formula="of:=IF([.I10]=&quot;-&quot;;&quot;&quot;;IF([.A10]=&quot;&quot;;[.J10];[.A10]*[.J10]))" office:value-type="currency" office:currency="EUR" office:value="0.26548">
            <text:p>0,27 €</text:p>
          </table:table-cell>
          <table:table-cell table:style-name="ce35" table:formula="of:=IF(AND([.E10]&lt;&gt;&quot;-&quot;;[.G10]*[.$L$1]&lt;[.K10]);[.G10]*[.$L$1];[.K10])" office:value-type="currency" office:currency="EUR" office:value="0.26548">
            <text:p>0,27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1F</text:p>
          </table:table-cell>
          <table:table-cell table:style-name="ce12" office:value-type="string">
            <text:p>Supercap 5V</text:p>
          </table:table-cell>
          <table:table-cell table:style-name="ce15" office:value-type="string">
            <text:p>C37</text:p>
          </table:table-cell>
          <table:table-cell table:style-name="ce10" office:value-type="string">
            <text:p>9697497</text:p>
          </table:table-cell>
          <table:table-cell table:style-name="ce24" office:value-type="float" office:value="4.34">
            <text:p>4,340</text:p>
          </table:table-cell>
          <table:table-cell table:style-name="ce27" table:formula="of:=IF([.E11]=&quot;-&quot;;&quot;&quot;;IF([.A11]=&quot;&quot;;[.F11];[.A11]*[.F11]))" office:value-type="currency" office:currency="GBP" office:value="4.34">
            <text:p>£4,34</text:p>
          </table:table-cell>
          <table:table-cell table:style-name="ce9"/>
          <table:table-cell table:style-name="ce9" office:value-type="string">
            <text:p>EECS5R5H105</text:p>
          </table:table-cell>
          <table:table-cell table:style-name="ce34" office:value-type="float" office:value="2.39">
            <text:p>2,390</text:p>
          </table:table-cell>
          <table:table-cell table:style-name="ce37" table:formula="of:=IF([.I11]=&quot;-&quot;;&quot;&quot;;IF([.A11]=&quot;&quot;;[.J11];[.A11]*[.J11]))" office:value-type="currency" office:currency="EUR" office:value="2.39">
            <text:p>2,39 €</text:p>
          </table:table-cell>
          <table:table-cell table:style-name="ce35" table:formula="of:=IF(AND([.E11]&lt;&gt;&quot;-&quot;;[.G11]*[.$L$1]&lt;[.K11]);[.G11]*[.$L$1];[.K11])" office:value-type="currency" office:currency="EUR" office:value="2.39">
            <text:p>2,39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EEUFC1J220 </text:p>
          </table:table-cell>
          <table:table-cell/>
          <table:table-cell table:style-name="ce14" office:value-type="string">
            <text:p>C4, C9</text:p>
          </table:table-cell>
          <table:table-cell office:value-type="string">
            <text:p>9692495</text:p>
          </table:table-cell>
          <table:table-cell table:style-name="ce21" office:value-type="float" office:value="0.221">
            <text:p>0,221</text:p>
          </table:table-cell>
          <table:table-cell table:style-name="ce25" table:formula="of:=IF([.E12]=&quot;-&quot;;&quot;&quot;;IF([.A12]=&quot;&quot;;[.F12];[.A12]*[.F12]))" office:value-type="currency" office:currency="GBP" office:value="0.442">
            <text:p>£0,44</text:p>
          </table:table-cell>
          <table:table-cell table:style-name="ce14"/>
          <table:table-cell table:style-name="ce14" office:value-type="string">
            <text:p>EEUFC1J220 </text:p>
          </table:table-cell>
          <table:table-cell table:style-name="ce21" office:value-type="float" office:value="0.16342">
            <text:p>0,163</text:p>
          </table:table-cell>
          <table:table-cell table:style-name="ce36" table:formula="of:=IF([.I12]=&quot;-&quot;;&quot;&quot;;IF([.A12]=&quot;&quot;;[.J12];[.A12]*[.J12]))" office:value-type="currency" office:currency="EUR" office:value="0.32684">
            <text:p>0,33 €</text:p>
          </table:table-cell>
          <table:table-cell table:style-name="ce35" table:formula="of:=IF(AND([.E12]&lt;&gt;&quot;-&quot;;[.G12]*[.$L$1]&lt;[.K12]);[.G12]*[.$L$1];[.K12])" office:value-type="currency" office:currency="EUR" office:value="0.32684">
            <text:p>0,33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18p</text:p>
          </table:table-cell>
          <table:table-cell table:style-name="ce12"/>
          <table:table-cell table:style-name="ce15" office:value-type="string">
            <text:p>C42, C43</text:p>
          </table:table-cell>
          <table:table-cell table:style-name="ce10" office:value-type="string">
            <text:p>2320820</text:p>
          </table:table-cell>
          <table:table-cell table:style-name="ce24" office:value-type="float" office:value="0.0192">
            <text:p>0,019</text:p>
          </table:table-cell>
          <table:table-cell table:style-name="ce27" table:formula="of:=IF([.E13]=&quot;-&quot;;&quot;&quot;;IF([.A13]=&quot;&quot;;[.F13];[.A13]*[.F13]))" office:value-type="currency" office:currency="GBP" office:value="0.0384">
            <text:p>£0,04</text:p>
          </table:table-cell>
          <table:table-cell table:style-name="ce9"/>
          <table:table-cell table:style-name="ce9" office:value-type="string">
            <text:p>CL21C180JBANNNC</text:p>
          </table:table-cell>
          <table:table-cell table:style-name="ce34" office:value-type="float" office:value="0.01044">
            <text:p>0,010</text:p>
          </table:table-cell>
          <table:table-cell table:style-name="ce37" table:formula="of:=IF([.I13]=&quot;-&quot;;&quot;&quot;;IF([.A13]=&quot;&quot;;[.J13];[.A13]*[.J13]))" office:value-type="currency" office:currency="EUR" office:value="0.02088">
            <text:p>0,02 €</text:p>
          </table:table-cell>
          <table:table-cell table:style-name="ce35" table:formula="of:=IF(AND([.E13]&lt;&gt;&quot;-&quot;;[.G13]*[.$L$1]&lt;[.K13]);[.G13]*[.$L$1];[.K13])" office:value-type="currency" office:currency="EUR" office:value="0.02088">
            <text:p>0,02 €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office:value-type="string">
            <text:p>10u</text:p>
          </table:table-cell>
          <table:table-cell office:value-type="string">
            <text:p>1206</text:p>
          </table:table-cell>
          <table:table-cell table:style-name="ce14" office:value-type="string">
            <text:p>C6, C35, C44</text:p>
          </table:table-cell>
          <table:table-cell office:value-type="string">
            <text:p>1759445</text:p>
          </table:table-cell>
          <table:table-cell table:style-name="ce21" office:value-type="float" office:value="0.0568">
            <text:p>0,057</text:p>
          </table:table-cell>
          <table:table-cell table:style-name="ce25" table:formula="of:=IF([.E14]=&quot;-&quot;;&quot;&quot;;IF([.A14]=&quot;&quot;;[.F14];[.A14]*[.F14]))" office:value-type="currency" office:currency="GBP" office:value="0.1704">
            <text:p>£0,17</text:p>
          </table:table-cell>
          <table:table-cell table:style-name="ce14"/>
          <table:table-cell table:style-name="ce14" office:value-type="string">
            <text:p>CSMD10U1206X </text:p>
          </table:table-cell>
          <table:table-cell table:style-name="ce21" office:value-type="float" office:value="0.06002">
            <text:p>0,060</text:p>
          </table:table-cell>
          <table:table-cell table:style-name="ce36" table:formula="of:=IF([.I14]=&quot;-&quot;;&quot;&quot;;IF([.A14]=&quot;&quot;;[.J14];[.A14]*[.J14]))" office:value-type="currency" office:currency="EUR" office:value="0.18006">
            <text:p>0,18 €</text:p>
          </table:table-cell>
          <table:table-cell table:style-name="ce35" table:formula="of:=IF(AND([.E14]&lt;&gt;&quot;-&quot;;[.G14]*[.$L$1]&lt;[.K14]);[.G14]*[.$L$1];[.K14])" office:value-type="currency" office:currency="EUR" office:value="0.18006">
            <text:p>0,18 €</text:p>
          </table:table-cell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9" office:value-type="string">
            <text:p>BAS316</text:p>
          </table:table-cell>
          <table:table-cell table:style-name="ce12"/>
          <table:table-cell table:style-name="ce15" office:value-type="string">
            <text:p>D1, D2, D3, D4, D5, D7</text:p>
          </table:table-cell>
          <table:table-cell table:style-name="ce10" office:value-type="string">
            <text:p>8734275</text:p>
          </table:table-cell>
          <table:table-cell table:style-name="ce24" office:value-type="float" office:value="0.149">
            <text:p>0,149</text:p>
          </table:table-cell>
          <table:table-cell table:style-name="ce27" table:formula="of:=IF([.E15]=&quot;-&quot;;&quot;&quot;;IF([.A15]=&quot;&quot;;[.F15];[.A15]*[.F15]))" office:value-type="currency" office:currency="GBP" office:value="0.894">
            <text:p>£0,89</text:p>
          </table:table-cell>
          <table:table-cell table:style-name="ce9"/>
          <table:table-cell table:style-name="ce9" office:value-type="string">
            <text:p>BAS316 </text:p>
          </table:table-cell>
          <table:table-cell table:style-name="ce34" office:value-type="float" office:value="0.02025">
            <text:p>0,020</text:p>
          </table:table-cell>
          <table:table-cell table:style-name="ce37" table:formula="of:=IF([.I15]=&quot;-&quot;;&quot;&quot;;IF([.A15]=&quot;&quot;;[.J15];[.A15]*[.J15]))" office:value-type="currency" office:currency="EUR" office:value="0.1215">
            <text:p>0,12 €</text:p>
          </table:table-cell>
          <table:table-cell table:style-name="ce35" table:formula="of:=IF(AND([.E15]&lt;&gt;&quot;-&quot;;[.G15]*[.$L$1]&lt;[.K15]);[.G15]*[.$L$1];[.K15])" office:value-type="currency" office:currency="EUR" office:value="0.1215">
            <text:p>0,12 €</text:p>
          </table:table-cell>
        </table:table-row>
        <table:table-row table:style-name="ro3">
          <table:table-cell table:style-name="ce1" office:value-type="float" office:value="1">
            <text:p>1</text:p>
          </table:table-cell>
          <table:table-cell office:value-type="string">
            <text:p>Arduino Mega2560 header 2x18-pin</text:p>
          </table:table-cell>
          <table:table-cell office:value-type="string">
            <text:p>TSW-118-07-T-D</text:p>
          </table:table-cell>
          <table:table-cell table:style-name="ce14" office:value-type="string">
            <text:p>Digital</text:p>
          </table:table-cell>
          <table:table-cell office:value-type="string">
            <text:p>2025426</text:p>
          </table:table-cell>
          <table:table-cell table:style-name="ce21" office:value-type="float" office:value="1.82">
            <text:p>1,820</text:p>
          </table:table-cell>
          <table:table-cell table:style-name="ce25" table:formula="of:=IF([.E16]=&quot;-&quot;;&quot;&quot;;IF([.A16]=&quot;&quot;;[.F16];[.A16]*[.F16]))" office:value-type="currency" office:currency="GBP" office:value="1.82">
            <text:p>£1,82</text:p>
          </table:table-cell>
          <table:table-cell table:style-name="ce14"/>
          <table:table-cell table:style-name="ce30" office:value-type="string">
            <text:p>-</text:p>
          </table:table-cell>
          <table:table-cell table:style-name="ce21"/>
          <table:table-cell table:style-name="ce36" table:formula="of:=IF([.I16]=&quot;-&quot;;&quot;&quot;;IF([.A16]=&quot;&quot;;[.J16];[.A16]*[.J16]))">
            <text:p/>
          </table:table-cell>
          <table:table-cell table:style-name="ce35" table:formula="of:=IF(AND([.E16]&lt;&gt;&quot;-&quot;;[.G16]*[.$L$1]&lt;[.K16]);[.G16]*[.$L$1];[.K16])" office:value-type="currency" office:currency="EUR" office:value="2.5369526">
            <text:p>2,54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TLC5925</text:p>
          </table:table-cell>
          <table:table-cell table:style-name="ce12"/>
          <table:table-cell table:style-name="ce15" office:value-type="string">
            <text:p>IC1</text:p>
          </table:table-cell>
          <table:table-cell table:style-name="ce10" office:value-type="float" office:value="1694438">
            <text:p>1694438</text:p>
          </table:table-cell>
          <table:table-cell table:style-name="ce24" office:value-type="float" office:value="0.894">
            <text:p>0,894</text:p>
          </table:table-cell>
          <table:table-cell table:style-name="ce27" table:formula="of:=IF([.E17]=&quot;-&quot;;&quot;&quot;;IF([.A17]=&quot;&quot;;[.F17];[.A17]*[.F17]))" office:value-type="currency" office:currency="GBP" office:value="0.894">
            <text:p>£0,89</text:p>
          </table:table-cell>
          <table:table-cell table:style-name="ce9"/>
          <table:table-cell table:style-name="ce31" office:value-type="string">
            <text:p>-</text:p>
          </table:table-cell>
          <table:table-cell table:style-name="ce34"/>
          <table:table-cell table:style-name="ce37" table:formula="of:=IF([.I17]=&quot;-&quot;;&quot;&quot;;IF([.A17]=&quot;&quot;;[.J17];[.A17]*[.J17]))">
            <text:p/>
          </table:table-cell>
          <table:table-cell table:style-name="ce35" table:formula="of:=IF(AND([.E17]&lt;&gt;&quot;-&quot;;[.G17]*[.$L$1]&lt;[.K17]);[.G17]*[.$L$1];[.K17])" office:value-type="currency" office:currency="EUR" office:value="1.24617342">
            <text:p>1,25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SN74LV125APW</text:p>
          </table:table-cell>
          <table:table-cell/>
          <table:table-cell table:style-name="ce14" office:value-type="string">
            <text:p>IC10</text:p>
          </table:table-cell>
          <table:table-cell office:value-type="string">
            <text:p>9592512</text:p>
          </table:table-cell>
          <table:table-cell table:style-name="ce21" office:value-type="float" office:value="0.621">
            <text:p>0,621</text:p>
          </table:table-cell>
          <table:table-cell table:style-name="ce25" table:formula="of:=IF([.E18]=&quot;-&quot;;&quot;&quot;;IF([.A18]=&quot;&quot;;[.F18];[.A18]*[.F18]))" office:value-type="currency" office:currency="GBP" office:value="0.621">
            <text:p>£0,62</text:p>
          </table:table-cell>
          <table:table-cell table:style-name="ce14"/>
          <table:table-cell table:style-name="ce14" office:value-type="string">
            <text:p>SN74LV125APW </text:p>
          </table:table-cell>
          <table:table-cell table:style-name="ce21" office:value-type="float" office:value="0.18">
            <text:p>0,180</text:p>
          </table:table-cell>
          <table:table-cell table:style-name="ce36" table:formula="of:=IF([.I18]=&quot;-&quot;;&quot;&quot;;IF([.A18]=&quot;&quot;;[.J18];[.A18]*[.J18]))" office:value-type="currency" office:currency="EUR" office:value="0.18">
            <text:p>0,18 €</text:p>
          </table:table-cell>
          <table:table-cell table:style-name="ce35" table:formula="of:=IF(AND([.E18]&lt;&gt;&quot;-&quot;;[.G18]*[.$L$1]&lt;[.K18]);[.G18]*[.$L$1];[.K18])" office:value-type="currency" office:currency="EUR" office:value="0.18">
            <text:p>0,18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Si8620EC-B-IS</text:p>
          </table:table-cell>
          <table:table-cell table:style-name="ce12"/>
          <table:table-cell table:style-name="ce15" office:value-type="string">
            <text:p>IC11, IC12</text:p>
          </table:table-cell>
          <table:table-cell table:style-name="ce10" office:value-type="float" office:value="2423243">
            <text:p>2423243</text:p>
          </table:table-cell>
          <table:table-cell table:style-name="ce24" office:value-type="float" office:value="1.56">
            <text:p>1,560</text:p>
          </table:table-cell>
          <table:table-cell table:style-name="ce27" table:formula="of:=IF([.E19]=&quot;-&quot;;&quot;&quot;;IF([.A19]=&quot;&quot;;[.F19];[.A19]*[.F19]))" office:value-type="currency" office:currency="GBP" office:value="3.12">
            <text:p>£3,12</text:p>
          </table:table-cell>
          <table:table-cell table:style-name="ce9"/>
          <table:table-cell table:style-name="ce31" office:value-type="string">
            <text:p>-</text:p>
          </table:table-cell>
          <table:table-cell table:style-name="ce34"/>
          <table:table-cell table:style-name="ce37" table:formula="of:=IF([.I19]=&quot;-&quot;;&quot;&quot;;IF([.A19]=&quot;&quot;;[.J19];[.A19]*[.J19]))">
            <text:p/>
          </table:table-cell>
          <table:table-cell table:style-name="ce35" table:formula="of:=IF(AND([.E19]&lt;&gt;&quot;-&quot;;[.G19]*[.$L$1]&lt;[.K19]);[.G19]*[.$L$1];[.K19])" office:value-type="currency" office:currency="EUR" office:value="4.3490616">
            <text:p>4,35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PCA21125</text:p>
          </table:table-cell>
          <table:table-cell/>
          <table:table-cell table:style-name="ce14" office:value-type="string">
            <text:p>IC14</text:p>
          </table:table-cell>
          <table:table-cell office:value-type="float" office:value="2400445">
            <text:p>2400445</text:p>
          </table:table-cell>
          <table:table-cell table:style-name="ce21" office:value-type="float" office:value="1.07">
            <text:p>1,070</text:p>
          </table:table-cell>
          <table:table-cell table:style-name="ce25" table:formula="of:=IF([.E20]=&quot;-&quot;;&quot;&quot;;IF([.A20]=&quot;&quot;;[.F20];[.A20]*[.F20]))" office:value-type="currency" office:currency="GBP" office:value="1.07">
            <text:p>£1,07</text:p>
          </table:table-cell>
          <table:table-cell table:style-name="ce14"/>
          <table:table-cell table:style-name="ce30" office:value-type="string">
            <text:p>-</text:p>
          </table:table-cell>
          <table:table-cell table:style-name="ce21"/>
          <table:table-cell table:style-name="ce36" table:formula="of:=IF([.I20]=&quot;-&quot;;&quot;&quot;;IF([.A20]=&quot;&quot;;[.J20];[.A20]*[.J20]))">
            <text:p/>
          </table:table-cell>
          <table:table-cell table:style-name="ce35" table:formula="of:=IF(AND([.E20]&lt;&gt;&quot;-&quot;;[.G20]*[.$L$1]&lt;[.K20]);[.G20]*[.$L$1];[.K20])" office:value-type="currency" office:currency="EUR" office:value="1.4915051">
            <text:p>1,49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AT25256B</text:p>
          </table:table-cell>
          <table:table-cell table:style-name="ce12"/>
          <table:table-cell table:style-name="ce15" office:value-type="string">
            <text:p>IC15</text:p>
          </table:table-cell>
          <table:table-cell table:style-name="ce10" office:value-type="string">
            <text:p>1841577</text:p>
          </table:table-cell>
          <table:table-cell table:style-name="ce24" office:value-type="float" office:value="0.757">
            <text:p>0,757</text:p>
          </table:table-cell>
          <table:table-cell table:style-name="ce27" table:formula="of:=IF([.E21]=&quot;-&quot;;&quot;&quot;;IF([.A21]=&quot;&quot;;[.F21];[.A21]*[.F21]))" office:value-type="currency" office:currency="GBP" office:value="0.757">
            <text:p>£0,76</text:p>
          </table:table-cell>
          <table:table-cell table:style-name="ce9"/>
          <table:table-cell table:style-name="ce9" office:value-type="string">
            <text:p>25AA256-I/SN </text:p>
          </table:table-cell>
          <table:table-cell table:style-name="ce34" office:value-type="float" office:value="1.09">
            <text:p>1,090</text:p>
          </table:table-cell>
          <table:table-cell table:style-name="ce37" table:formula="of:=IF([.I21]=&quot;-&quot;;&quot;&quot;;IF([.A21]=&quot;&quot;;[.J21];[.A21]*[.J21]))" office:value-type="currency" office:currency="EUR" office:value="1.09">
            <text:p>1,09 €</text:p>
          </table:table-cell>
          <table:table-cell table:style-name="ce35" table:formula="of:=IF(AND([.E21]&lt;&gt;&quot;-&quot;;[.G21]*[.$L$1]&lt;[.K21]);[.G21]*[.$L$1];[.K21])" office:value-type="currency" office:currency="EUR" office:value="1.05520501">
            <text:p>1,06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ENC28J60-I/SS</text:p>
          </table:table-cell>
          <table:table-cell/>
          <table:table-cell table:style-name="ce14" office:value-type="string">
            <text:p>IC16</text:p>
          </table:table-cell>
          <table:table-cell office:value-type="string">
            <text:p>1811239</text:p>
          </table:table-cell>
          <table:table-cell table:style-name="ce21" office:value-type="float" office:value="2.24">
            <text:p>2,240</text:p>
          </table:table-cell>
          <table:table-cell table:style-name="ce25" table:formula="of:=IF([.E22]=&quot;-&quot;;&quot;&quot;;IF([.A22]=&quot;&quot;;[.F22];[.A22]*[.F22]))" office:value-type="currency" office:currency="GBP" office:value="2.24">
            <text:p>£2,24</text:p>
          </table:table-cell>
          <table:table-cell table:style-name="ce14"/>
          <table:table-cell table:style-name="ce14" office:value-type="string">
            <text:p>ENC28J60-I/SS </text:p>
          </table:table-cell>
          <table:table-cell table:style-name="ce21" office:value-type="float" office:value="2.54">
            <text:p>2,540</text:p>
          </table:table-cell>
          <table:table-cell table:style-name="ce36" table:formula="of:=IF([.I22]=&quot;-&quot;;&quot;&quot;;IF([.A22]=&quot;&quot;;[.J22];[.A22]*[.J22]))" office:value-type="currency" office:currency="EUR" office:value="2.54">
            <text:p>2,54 €</text:p>
          </table:table-cell>
          <table:table-cell table:style-name="ce35" table:formula="of:=IF(AND([.E22]&lt;&gt;&quot;-&quot;;[.G22]*[.$L$1]&lt;[.K22]);[.G22]*[.$L$1];[.K22])" office:value-type="currency" office:currency="EUR" office:value="2.54">
            <text:p>2,54 €</text:p>
          </table:table-cell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9" office:value-type="string">
            <text:p>SN74LVCC3245ADBR</text:p>
          </table:table-cell>
          <table:table-cell table:style-name="ce12" office:value-type="string">
            <text:p>SSOP-24</text:p>
          </table:table-cell>
          <table:table-cell table:style-name="ce15" office:value-type="string">
            <text:p>IC2, IC3, IC4, IC5, IC7, IC8</text:p>
          </table:table-cell>
          <table:table-cell table:style-name="ce10" office:value-type="string">
            <text:p>2342537</text:p>
          </table:table-cell>
          <table:table-cell table:style-name="ce24" office:value-type="float" office:value="0.4431">
            <text:p>0,443</text:p>
          </table:table-cell>
          <table:table-cell table:style-name="ce27" table:formula="of:=IF([.E23]=&quot;-&quot;;&quot;&quot;;IF([.A23]=&quot;&quot;;[.F23];[.A23]*[.F23]))" office:value-type="currency" office:currency="GBP" office:value="2.6586">
            <text:p>£2,66</text:p>
          </table:table-cell>
          <table:table-cell table:style-name="ce9"/>
          <table:table-cell table:style-name="ce31" office:value-type="string">
            <text:p>-</text:p>
          </table:table-cell>
          <table:table-cell table:style-name="ce34"/>
          <table:table-cell table:style-name="ce37" table:formula="of:=IF([.I23]=&quot;-&quot;;&quot;&quot;;IF([.A23]=&quot;&quot;;[.J23];[.A23]*[.J23]))">
            <text:p/>
          </table:table-cell>
          <table:table-cell table:style-name="ce35" table:formula="of:=IF(AND([.E23]&lt;&gt;&quot;-&quot;;[.G23]*[.$L$1]&lt;[.K23]);[.G23]*[.$L$1];[.K23])" office:value-type="currency" office:currency="EUR" office:value="3.705902298">
            <text:p>3,7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LD1117ADT33TR</text:p>
          </table:table-cell>
          <table:table-cell/>
          <table:table-cell table:style-name="ce14" office:value-type="string">
            <text:p>IC6</text:p>
          </table:table-cell>
          <table:table-cell office:value-type="float" office:value="1087169">
            <text:p>1087169</text:p>
          </table:table-cell>
          <table:table-cell table:style-name="ce21" office:value-type="float" office:value="0.458">
            <text:p>0,458</text:p>
          </table:table-cell>
          <table:table-cell table:style-name="ce25" table:formula="of:=IF([.E24]=&quot;-&quot;;&quot;&quot;;IF([.A24]=&quot;&quot;;[.F24];[.A24]*[.F24]))" office:value-type="currency" office:currency="GBP" office:value="0.458">
            <text:p>£0,46</text:p>
          </table:table-cell>
          <table:table-cell table:style-name="ce14"/>
          <table:table-cell table:style-name="ce14" office:value-type="string">
            <text:p>LD1117ADT33 </text:p>
          </table:table-cell>
          <table:table-cell table:style-name="ce21" office:value-type="float" office:value="0.5062">
            <text:p>0,506</text:p>
          </table:table-cell>
          <table:table-cell table:style-name="ce36" table:formula="of:=IF([.I24]=&quot;-&quot;;&quot;&quot;;IF([.A24]=&quot;&quot;;[.J24];[.A24]*[.J24]))" office:value-type="currency" office:currency="EUR" office:value="0.5062">
            <text:p>0,51 €</text:p>
          </table:table-cell>
          <table:table-cell table:style-name="ce35" table:formula="of:=IF(AND([.E24]&lt;&gt;&quot;-&quot;;[.G24]*[.$L$1]&lt;[.K24]);[.G24]*[.$L$1];[.K24])" office:value-type="currency" office:currency="EUR" office:value="0.5062">
            <text:p>0,5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Si8660EC-B-IS1</text:p>
          </table:table-cell>
          <table:table-cell table:style-name="ce12"/>
          <table:table-cell table:style-name="ce15" office:value-type="string">
            <text:p>IC9, IC13</text:p>
          </table:table-cell>
          <table:table-cell table:style-name="ce10" office:value-type="float" office:value="2423343">
            <text:p>2423343</text:p>
          </table:table-cell>
          <table:table-cell table:style-name="ce24" office:value-type="float" office:value="3.24">
            <text:p>3,240</text:p>
          </table:table-cell>
          <table:table-cell table:style-name="ce27" table:formula="of:=IF([.E25]=&quot;-&quot;;&quot;&quot;;IF([.A25]=&quot;&quot;;[.F25];[.A25]*[.F25]))" office:value-type="currency" office:currency="GBP" office:value="6.48">
            <text:p>£6,48</text:p>
          </table:table-cell>
          <table:table-cell table:style-name="ce9"/>
          <table:table-cell table:style-name="ce31" office:value-type="string">
            <text:p>-</text:p>
          </table:table-cell>
          <table:table-cell table:style-name="ce34"/>
          <table:table-cell table:style-name="ce37" table:formula="of:=IF([.I25]=&quot;-&quot;;&quot;&quot;;IF([.A25]=&quot;&quot;;[.J25];[.A25]*[.J25]))">
            <text:p/>
          </table:table-cell>
          <table:table-cell table:style-name="ce35" table:formula="of:=IF(AND([.E25]&lt;&gt;&quot;-&quot;;[.G25]*[.$L$1]&lt;[.K25]);[.G25]*[.$L$1];[.K25])" office:value-type="currency" office:currency="EUR" office:value="9.0326664">
            <text:p>9,03 €</text:p>
          </table:table-cell>
        </table:table-row>
        <table:table-row table:style-name="ro3">
          <table:table-cell table:style-name="ce1" office:value-type="float" office:value="1">
            <text:p>1</text:p>
          </table:table-cell>
          <table:table-cell office:value-type="string">
            <text:p>Arduino Mega2560 socket 2x3-pin</text:p>
          </table:table-cell>
          <table:table-cell/>
          <table:table-cell table:style-name="ce14" office:value-type="string">
            <text:p>ICSP</text:p>
          </table:table-cell>
          <table:table-cell office:value-type="string">
            <text:p>7991983</text:p>
          </table:table-cell>
          <table:table-cell table:style-name="ce21" office:value-type="float" office:value="0.605">
            <text:p>0,605</text:p>
          </table:table-cell>
          <table:table-cell table:style-name="ce25" table:formula="of:=IF([.E26]=&quot;-&quot;;&quot;&quot;;IF([.A26]=&quot;&quot;;[.F26];[.A26]*[.F26]))" office:value-type="currency" office:currency="GBP" office:value="0.605">
            <text:p>£0,61</text:p>
          </table:table-cell>
          <table:table-cell table:style-name="ce14"/>
          <table:table-cell table:style-name="ce14" office:value-type="string">
            <text:p>ZL262-6DG </text:p>
          </table:table-cell>
          <table:table-cell table:style-name="ce21" office:value-type="float" office:value="0.06583">
            <text:p>0,066</text:p>
          </table:table-cell>
          <table:table-cell table:style-name="ce36" table:formula="of:=IF([.I26]=&quot;-&quot;;&quot;&quot;;IF([.A26]=&quot;&quot;;[.J26];[.A26]*[.J26]))" office:value-type="currency" office:currency="EUR" office:value="0.06583">
            <text:p>0,07 €</text:p>
          </table:table-cell>
          <table:table-cell table:style-name="ce35" table:formula="of:=IF(AND([.E26]&lt;&gt;&quot;-&quot;;[.G26]*[.$L$1]&lt;[.K26]);[.G26]*[.$L$1];[.K26])" office:value-type="currency" office:currency="EUR" office:value="0.06583">
            <text:p>0,07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BS-244DSM-R</text:p>
          </table:table-cell>
          <table:table-cell table:style-name="ce12" office:value-type="string">
            <text:p>Binding post 4mm, red</text:p>
          </table:table-cell>
          <table:table-cell table:style-name="ce15" office:value-type="string">
            <text:p>J1, J5</text:p>
          </table:table-cell>
          <table:table-cell table:style-name="ce10" office:value-type="string">
            <text:p>1815818</text:p>
          </table:table-cell>
          <table:table-cell table:style-name="ce24" office:value-type="float" office:value="2.12">
            <text:p>2,120</text:p>
          </table:table-cell>
          <table:table-cell table:style-name="ce27" table:formula="of:=IF([.E27]=&quot;-&quot;;&quot;&quot;;IF([.A27]=&quot;&quot;;[.F27];[.A27]*[.F27]))" office:value-type="currency" office:currency="GBP" office:value="4.24">
            <text:p>£4,24</text:p>
          </table:table-cell>
          <table:table-cell table:style-name="ce9"/>
          <table:table-cell table:style-name="ce9" office:value-type="string">
            <text:p>BS-244DSM-R</text:p>
          </table:table-cell>
          <table:table-cell table:style-name="ce34" office:value-type="float" office:value="1.17">
            <text:p>1,170</text:p>
          </table:table-cell>
          <table:table-cell table:style-name="ce37" table:formula="of:=IF([.I27]=&quot;-&quot;;&quot;&quot;;IF([.A27]=&quot;&quot;;[.J27];[.A27]*[.J27]))" office:value-type="currency" office:currency="EUR" office:value="2.34">
            <text:p>2,34 €</text:p>
          </table:table-cell>
          <table:table-cell table:style-name="ce35" table:formula="of:=IF(AND([.E27]&lt;&gt;&quot;-&quot;;[.G27]*[.$L$1]&lt;[.K27]);[.G27]*[.$L$1];[.K27])" office:value-type="currency" office:currency="EUR" office:value="2.34">
            <text:p>2,34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BS-244DSM-Y</text:p>
          </table:table-cell>
          <table:table-cell office:value-type="string">
            <text:p>Binding post 4mm, yellow</text:p>
          </table:table-cell>
          <table:table-cell table:style-name="ce14" office:value-type="string">
            <text:p>J2, J6</text:p>
          </table:table-cell>
          <table:table-cell office:value-type="string">
            <text:p>1815822</text:p>
          </table:table-cell>
          <table:table-cell table:style-name="ce21" office:value-type="float" office:value="2.21">
            <text:p>2,210</text:p>
          </table:table-cell>
          <table:table-cell table:style-name="ce25" table:formula="of:=IF([.E28]=&quot;-&quot;;&quot;&quot;;IF([.A28]=&quot;&quot;;[.F28];[.A28]*[.F28]))" office:value-type="currency" office:currency="GBP" office:value="4.42">
            <text:p>£4,42</text:p>
          </table:table-cell>
          <table:table-cell table:style-name="ce14"/>
          <table:table-cell table:style-name="ce14" office:value-type="string">
            <text:p>BS-244DSM-Y</text:p>
          </table:table-cell>
          <table:table-cell table:style-name="ce21" office:value-type="float" office:value="1.17">
            <text:p>1,170</text:p>
          </table:table-cell>
          <table:table-cell table:style-name="ce36" table:formula="of:=IF([.I28]=&quot;-&quot;;&quot;&quot;;IF([.A28]=&quot;&quot;;[.J28];[.A28]*[.J28]))" office:value-type="currency" office:currency="EUR" office:value="2.34">
            <text:p>2,34 €</text:p>
          </table:table-cell>
          <table:table-cell table:style-name="ce35" table:formula="of:=IF(AND([.E28]&lt;&gt;&quot;-&quot;;[.G28]*[.$L$1]&lt;[.K28]);[.G28]*[.$L$1];[.K28])" office:value-type="currency" office:currency="EUR" office:value="2.34">
            <text:p>2,34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BS-244DSM-BL</text:p>
          </table:table-cell>
          <table:table-cell table:style-name="ce12" office:value-type="string">
            <text:p>Binding post 4mm,blue</text:p>
          </table:table-cell>
          <table:table-cell table:style-name="ce15" office:value-type="string">
            <text:p>J3, J8</text:p>
          </table:table-cell>
          <table:table-cell table:style-name="ce10" office:value-type="string">
            <text:p>1815821</text:p>
          </table:table-cell>
          <table:table-cell table:style-name="ce24" office:value-type="float" office:value="2.1">
            <text:p>2,100</text:p>
          </table:table-cell>
          <table:table-cell table:style-name="ce27" table:formula="of:=IF([.E29]=&quot;-&quot;;&quot;&quot;;IF([.A29]=&quot;&quot;;[.F29];[.A29]*[.F29]))" office:value-type="currency" office:currency="GBP" office:value="4.2">
            <text:p>£4,20</text:p>
          </table:table-cell>
          <table:table-cell table:style-name="ce9"/>
          <table:table-cell table:style-name="ce9" office:value-type="string">
            <text:p>BS-244DSM-BL</text:p>
          </table:table-cell>
          <table:table-cell table:style-name="ce34" office:value-type="float" office:value="1.17">
            <text:p>1,170</text:p>
          </table:table-cell>
          <table:table-cell table:style-name="ce37" table:formula="of:=IF([.I29]=&quot;-&quot;;&quot;&quot;;IF([.A29]=&quot;&quot;;[.J29];[.A29]*[.J29]))" office:value-type="currency" office:currency="EUR" office:value="2.34">
            <text:p>2,34 €</text:p>
          </table:table-cell>
          <table:table-cell table:style-name="ce35" table:formula="of:=IF(AND([.E29]&lt;&gt;&quot;-&quot;;[.G29]*[.$L$1]&lt;[.K29]);[.G29]*[.$L$1];[.K29])" office:value-type="currency" office:currency="EUR" office:value="2.34">
            <text:p>2,34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BS-244DSM-B</text:p>
          </table:table-cell>
          <table:table-cell office:value-type="string">
            <text:p>Binding post 4mm, black</text:p>
          </table:table-cell>
          <table:table-cell table:style-name="ce14" office:value-type="string">
            <text:p>J4, J9</text:p>
          </table:table-cell>
          <table:table-cell office:value-type="string">
            <text:p>1815819</text:p>
          </table:table-cell>
          <table:table-cell table:style-name="ce21" office:value-type="float" office:value="2.11">
            <text:p>2,110</text:p>
          </table:table-cell>
          <table:table-cell table:style-name="ce25" table:formula="of:=IF([.E30]=&quot;-&quot;;&quot;&quot;;IF([.A30]=&quot;&quot;;[.F30];[.A30]*[.F30]))" office:value-type="currency" office:currency="GBP" office:value="2.11">
            <text:p>£2,11</text:p>
          </table:table-cell>
          <table:table-cell table:style-name="ce14"/>
          <table:table-cell table:style-name="ce14" office:value-type="string">
            <text:p>BS-244DSM-B</text:p>
          </table:table-cell>
          <table:table-cell table:style-name="ce21" office:value-type="float" office:value="1.17">
            <text:p>1,170</text:p>
          </table:table-cell>
          <table:table-cell table:style-name="ce36" table:formula="of:=IF([.I30]=&quot;-&quot;;&quot;&quot;;IF([.A30]=&quot;&quot;;[.J30];[.A30]*[.J30]))" office:value-type="currency" office:currency="EUR" office:value="1.17">
            <text:p>1,17 €</text:p>
          </table:table-cell>
          <table:table-cell table:style-name="ce35" table:formula="of:=IF(AND([.E30]&lt;&gt;&quot;-&quot;;[.G30]*[.$L$1]&lt;[.K30]);[.G30]*[.$L$1];[.K30])" office:value-type="currency" office:currency="EUR" office:value="1.17">
            <text:p>1,17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BS-244DSM-G</text:p>
          </table:table-cell>
          <table:table-cell table:style-name="ce12" office:value-type="string">
            <text:p>Binding post 4mm, green</text:p>
          </table:table-cell>
          <table:table-cell table:style-name="ce15" office:value-type="string">
            <text:p>J7</text:p>
          </table:table-cell>
          <table:table-cell table:style-name="ce10" office:value-type="string">
            <text:p>1815820</text:p>
          </table:table-cell>
          <table:table-cell table:style-name="ce24" office:value-type="float" office:value="2.17">
            <text:p>2,170</text:p>
          </table:table-cell>
          <table:table-cell table:style-name="ce27" table:formula="of:=IF([.E31]=&quot;-&quot;;&quot;&quot;;IF([.A31]=&quot;&quot;;[.F31];[.A31]*[.F31]))" office:value-type="currency" office:currency="GBP" office:value="2.17">
            <text:p>£2,17</text:p>
          </table:table-cell>
          <table:table-cell table:style-name="ce9"/>
          <table:table-cell table:style-name="ce9" office:value-type="string">
            <text:p>BS-244DSM-G</text:p>
          </table:table-cell>
          <table:table-cell table:style-name="ce34" office:value-type="float" office:value="1.17">
            <text:p>1,170</text:p>
          </table:table-cell>
          <table:table-cell table:style-name="ce37" table:formula="of:=IF([.I31]=&quot;-&quot;;&quot;&quot;;IF([.A31]=&quot;&quot;;[.J31];[.A31]*[.J31]))" office:value-type="currency" office:currency="EUR" office:value="1.17">
            <text:p>1,17 €</text:p>
          </table:table-cell>
          <table:table-cell table:style-name="ce35" table:formula="of:=IF(AND([.E31]&lt;&gt;&quot;-&quot;;[.G31]*[.$L$1]&lt;[.K31]);[.G31]*[.$L$1];[.K31])" office:value-type="currency" office:currency="EUR" office:value="1.17">
            <text:p>1,17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826926-3</text:p>
          </table:table-cell>
          <table:table-cell office:value-type="string">
            <text:p>3-pin jumper</text:p>
          </table:table-cell>
          <table:table-cell table:style-name="ce14" office:value-type="string">
            <text:p>JP2</text:p>
          </table:table-cell>
          <table:table-cell office:value-type="string">
            <text:p>1248141</text:p>
          </table:table-cell>
          <table:table-cell table:style-name="ce21" office:value-type="float" office:value="0.0722">
            <text:p>0,072</text:p>
          </table:table-cell>
          <table:table-cell table:style-name="ce25" table:formula="of:=IF([.E32]=&quot;-&quot;;&quot;&quot;;IF([.A32]=&quot;&quot;;[.F32];[.A32]*[.F32]))" office:value-type="currency" office:currency="GBP" office:value="0.0722">
            <text:p>£0,07</text:p>
          </table:table-cell>
          <table:table-cell table:style-name="ce14"/>
          <table:table-cell table:style-name="ce14" office:value-type="string">
            <text:p>826926-3</text:p>
          </table:table-cell>
          <table:table-cell table:style-name="ce21" office:value-type="float" office:value="0.11">
            <text:p>0,110</text:p>
          </table:table-cell>
          <table:table-cell table:style-name="ce36" table:formula="of:=IF([.I32]=&quot;-&quot;;&quot;&quot;;IF([.A32]=&quot;&quot;;[.J32];[.A32]*[.J32]))" office:value-type="currency" office:currency="EUR" office:value="0.11">
            <text:p>0,11 €</text:p>
          </table:table-cell>
          <table:table-cell table:style-name="ce35" table:formula="of:=IF(AND([.E32]&lt;&gt;&quot;-&quot;;[.G32]*[.$L$1]&lt;[.K32]);[.G32]*[.$L$1];[.K32])" office:value-type="currency" office:currency="EUR" office:value="0.100641746">
            <text:p>0,10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826926-2</text:p>
          </table:table-cell>
          <table:table-cell table:style-name="ce12" office:value-type="string">
            <text:p>2-pin jumper</text:p>
          </table:table-cell>
          <table:table-cell table:style-name="ce15" office:value-type="string">
            <text:p>JP1, JP3</text:p>
          </table:table-cell>
          <table:table-cell table:style-name="ce10" office:value-type="string">
            <text:p>1248140</text:p>
          </table:table-cell>
          <table:table-cell table:style-name="ce24" office:value-type="float" office:value="0.057">
            <text:p>0,057</text:p>
          </table:table-cell>
          <table:table-cell table:style-name="ce27" table:formula="of:=IF([.E33]=&quot;-&quot;;&quot;&quot;;IF([.A33]=&quot;&quot;;[.F33];[.A33]*[.F33]))" office:value-type="currency" office:currency="GBP" office:value="0.114">
            <text:p>£0,11</text:p>
          </table:table-cell>
          <table:table-cell table:style-name="ce9"/>
          <table:table-cell table:style-name="ce9" office:value-type="string">
            <text:p>826926-2</text:p>
          </table:table-cell>
          <table:table-cell table:style-name="ce34" office:value-type="float" office:value="0.1">
            <text:p>0,100</text:p>
          </table:table-cell>
          <table:table-cell table:style-name="ce37" table:formula="of:=IF([.I33]=&quot;-&quot;;&quot;&quot;;IF([.A33]=&quot;&quot;;[.J33];[.A33]*[.J33]))" office:value-type="currency" office:currency="EUR" office:value="0.2">
            <text:p>0,20 €</text:p>
          </table:table-cell>
          <table:table-cell table:style-name="ce35" table:formula="of:=IF(AND([.E33]&lt;&gt;&quot;-&quot;;[.G33]*[.$L$1]&lt;[.K33]);[.G33]*[.$L$1];[.K33])" office:value-type="currency" office:currency="EUR" office:value="0.15890802">
            <text:p>0,16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0R-JUMPA</text:p>
          </table:table-cell>
          <table:table-cell office:value-type="string">
            <text:p>Zero-ohm jumper</text:p>
          </table:table-cell>
          <table:table-cell table:style-name="ce14" office:value-type="string">
            <text:p>JP4</text:p>
          </table:table-cell>
          <table:table-cell office:value-type="string">
            <text:p>9233750</text:p>
          </table:table-cell>
          <table:table-cell table:style-name="ce21" office:value-type="float" office:value="0.01">
            <text:p>0,010</text:p>
          </table:table-cell>
          <table:table-cell table:style-name="ce25" table:formula="of:=IF([.E34]=&quot;-&quot;;&quot;&quot;;IF([.A34]=&quot;&quot;;[.F34];[.A34]*[.F34]))" office:value-type="currency" office:currency="GBP" office:value="0.01">
            <text:p>£0,01</text:p>
          </table:table-cell>
          <table:table-cell table:style-name="ce14"/>
          <table:table-cell table:style-name="ce14" office:value-type="string">
            <text:p>SMD0805-0R </text:p>
          </table:table-cell>
          <table:table-cell table:style-name="ce21" office:value-type="float" office:value="0.0593">
            <text:p>0,059</text:p>
          </table:table-cell>
          <table:table-cell table:style-name="ce36" table:formula="of:=IF([.I34]=&quot;-&quot;;&quot;&quot;;IF([.A34]=&quot;&quot;;[.J34];[.A34]*[.J34]))" office:value-type="currency" office:currency="EUR" office:value="0.0593">
            <text:p>0,06 €</text:p>
          </table:table-cell>
          <table:table-cell table:style-name="ce35" table:formula="of:=IF(AND([.E34]&lt;&gt;&quot;-&quot;;[.G34]*[.$L$1]&lt;[.K34]);[.G34]*[.$L$1];[.K34])" office:value-type="currency" office:currency="EUR" office:value="0.0139393">
            <text:p>0,0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RT424005</text:p>
          </table:table-cell>
          <table:table-cell table:style-name="ce12" office:value-type="string">
            <text:p>Relay 5V, 8A</text:p>
          </table:table-cell>
          <table:table-cell table:style-name="ce15" office:value-type="string">
            <text:p>K_PAR, K_SER</text:p>
          </table:table-cell>
          <table:table-cell table:style-name="ce10" office:value-type="float" office:value="9950168">
            <text:p>9950168</text:p>
          </table:table-cell>
          <table:table-cell table:style-name="ce24" office:value-type="float" office:value="2.51">
            <text:p>2,510</text:p>
          </table:table-cell>
          <table:table-cell table:style-name="ce27" table:formula="of:=IF([.E35]=&quot;-&quot;;&quot;&quot;;IF([.A35]=&quot;&quot;;[.F35];[.A35]*[.F35]))" office:value-type="currency" office:currency="GBP" office:value="5.02">
            <text:p>£5,02</text:p>
          </table:table-cell>
          <table:table-cell table:style-name="ce9"/>
          <table:table-cell table:style-name="ce9" office:value-type="string">
            <text:p>RT424005</text:p>
          </table:table-cell>
          <table:table-cell table:style-name="ce34" office:value-type="float" office:value="1.73">
            <text:p>1,730</text:p>
          </table:table-cell>
          <table:table-cell table:style-name="ce37" table:formula="of:=IF([.I35]=&quot;-&quot;;&quot;&quot;;IF([.A35]=&quot;&quot;;[.J35];[.A35]*[.J35]))" office:value-type="currency" office:currency="EUR" office:value="3.46">
            <text:p>3,46 €</text:p>
          </table:table-cell>
          <table:table-cell table:style-name="ce35" table:formula="of:=IF(AND([.E35]&lt;&gt;&quot;-&quot;;[.G35]*[.$L$1]&lt;[.K35]);[.G35]*[.$L$1];[.K35])" office:value-type="currency" office:currency="EUR" office:value="3.46">
            <text:p>3,46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G6K-2F-5DC</text:p>
          </table:table-cell>
          <table:table-cell office:value-type="string">
            <text:p>G6K-2F</text:p>
          </table:table-cell>
          <table:table-cell table:style-name="ce14" office:value-type="string">
            <text:p>K_S1, K_S2</text:p>
          </table:table-cell>
          <table:table-cell office:value-type="float" office:value="4446185">
            <text:p>4446185</text:p>
          </table:table-cell>
          <table:table-cell table:style-name="ce21" office:value-type="float" office:value="2.81">
            <text:p>2,810</text:p>
          </table:table-cell>
          <table:table-cell table:style-name="ce25" table:formula="of:=IF([.E36]=&quot;-&quot;;&quot;&quot;;IF([.A36]=&quot;&quot;;[.F36];[.A36]*[.F36]))" office:value-type="currency" office:currency="GBP" office:value="5.62">
            <text:p>£5,62</text:p>
          </table:table-cell>
          <table:table-cell table:style-name="ce14"/>
          <table:table-cell table:style-name="ce14" office:value-type="string">
            <text:p>G6K-2F-5DC</text:p>
          </table:table-cell>
          <table:table-cell table:style-name="ce21" office:value-type="float" office:value="2.51">
            <text:p>2,510</text:p>
          </table:table-cell>
          <table:table-cell table:style-name="ce36" table:formula="of:=IF([.I36]=&quot;-&quot;;&quot;&quot;;IF([.A36]=&quot;&quot;;[.J36];[.A36]*[.J36]))" office:value-type="currency" office:currency="EUR" office:value="5.02">
            <text:p>5,02 €</text:p>
          </table:table-cell>
          <table:table-cell table:style-name="ce35" table:formula="of:=IF(AND([.E36]&lt;&gt;&quot;-&quot;;[.G36]*[.$L$1]&lt;[.K36]);[.G36]*[.$L$1];[.K36])" office:value-type="currency" office:currency="EUR" office:value="5.02">
            <text:p>5,02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60R@100MHz</text:p>
          </table:table-cell>
          <table:table-cell table:style-name="ce12" office:value-type="string">
            <text:p>Ferrite bead 60R</text:p>
          </table:table-cell>
          <table:table-cell table:style-name="ce15" office:value-type="string">
            <text:p>L1</text:p>
          </table:table-cell>
          <table:table-cell table:style-name="ce10" office:value-type="string">
            <text:p>1635704</text:p>
          </table:table-cell>
          <table:table-cell table:style-name="ce24" office:value-type="float" office:value="0.0326">
            <text:p>0,033</text:p>
          </table:table-cell>
          <table:table-cell table:style-name="ce27" table:formula="of:=IF([.E37]=&quot;-&quot;;&quot;&quot;;IF([.A37]=&quot;&quot;;[.F37];[.A37]*[.F37]))" office:value-type="currency" office:currency="GBP" office:value="0.0326">
            <text:p>£0,03</text:p>
          </table:table-cell>
          <table:table-cell table:style-name="ce9"/>
          <table:table-cell table:style-name="ce9" office:value-type="string">
            <text:p>LCBA-600</text:p>
          </table:table-cell>
          <table:table-cell table:style-name="ce34" office:value-type="float" office:value="0.0274">
            <text:p>0,027</text:p>
          </table:table-cell>
          <table:table-cell table:style-name="ce37" table:formula="of:=IF([.I37]=&quot;-&quot;;&quot;&quot;;IF([.A37]=&quot;&quot;;[.J37];[.A37]*[.J37]))" office:value-type="currency" office:currency="EUR" office:value="0.0274">
            <text:p>0,03 €</text:p>
          </table:table-cell>
          <table:table-cell table:style-name="ce35" table:formula="of:=IF(AND([.E37]&lt;&gt;&quot;-&quot;;[.G37]*[.$L$1]&lt;[.K37]);[.G37]*[.$L$1];[.K37])" office:value-type="currency" office:currency="EUR" office:value="0.0274">
            <text:p>0,03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TFT_320QVT</text:p>
          </table:table-cell>
          <table:table-cell table:style-name="ce13" office:value-type="string">
            <text:p>See below</text:p>
          </table:table-cell>
          <table:table-cell table:style-name="ce14" office:value-type="string">
            <text:p>LCD1</text:p>
          </table:table-cell>
          <table:table-cell table:style-name="ce17" office:value-type="string">
            <text:p>-</text:p>
          </table:table-cell>
          <table:table-cell table:style-name="ce21"/>
          <table:table-cell table:style-name="ce25" table:formula="of:=IF([.E38]=&quot;-&quot;;&quot;&quot;;IF([.A38]=&quot;&quot;;[.F38];[.A38]*[.F38]))">
            <text:p/>
          </table:table-cell>
          <table:table-cell table:style-name="ce14"/>
          <table:table-cell table:style-name="ce30" office:value-type="string">
            <text:p>-</text:p>
          </table:table-cell>
          <table:table-cell table:style-name="ce21"/>
          <table:table-cell table:style-name="ce36" table:formula="of:=IF([.I38]=&quot;-&quot;;&quot;&quot;;IF([.A38]=&quot;&quot;;[.J38];[.A38]*[.J38]))">
            <text:p/>
          </table:table-cell>
          <table:table-cell table:style-name="ce35" table:formula="of:=IF(AND([.E38]&lt;&gt;&quot;-&quot;;[.G38]*[.$L$1]&lt;[.K38]);[.G38]*[.$L$1];[.K38])">
            <text:p/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L-934ID</text:p>
          </table:table-cell>
          <table:table-cell table:style-name="ce12" office:value-type="string">
            <text:p>3mm red</text:p>
          </table:table-cell>
          <table:table-cell table:style-name="ce15" office:value-type="string">
            <text:p>LED_CC1, LED_CC2</text:p>
          </table:table-cell>
          <table:table-cell table:style-name="ce10" office:value-type="string">
            <text:p>2217957</text:p>
          </table:table-cell>
          <table:table-cell table:style-name="ce24" office:value-type="float" office:value="0.147">
            <text:p>0,147</text:p>
          </table:table-cell>
          <table:table-cell table:style-name="ce27" table:formula="of:=IF([.E39]=&quot;-&quot;;&quot;&quot;;IF([.A39]=&quot;&quot;;[.F39];[.A39]*[.F39]))" office:value-type="currency" office:currency="GBP" office:value="0.294">
            <text:p>£0,29</text:p>
          </table:table-cell>
          <table:table-cell table:style-name="ce9"/>
          <table:table-cell table:style-name="ce9" office:value-type="string">
            <text:p>L-934ID </text:p>
          </table:table-cell>
          <table:table-cell table:style-name="ce34" office:value-type="float" office:value="0.0494">
            <text:p>0,049</text:p>
          </table:table-cell>
          <table:table-cell table:style-name="ce37" table:formula="of:=IF([.I39]=&quot;-&quot;;&quot;&quot;;IF([.A39]=&quot;&quot;;[.J39];[.A39]*[.J39]))" office:value-type="currency" office:currency="EUR" office:value="0.0988">
            <text:p>0,10 €</text:p>
          </table:table-cell>
          <table:table-cell table:style-name="ce35" table:formula="of:=IF(AND([.E39]&lt;&gt;&quot;-&quot;;[.G39]*[.$L$1]&lt;[.K39]);[.G39]*[.$L$1];[.K39])" office:value-type="currency" office:currency="EUR" office:value="0.0988">
            <text:p>0,10 €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office:value-type="string">
            <text:p>L-934YD</text:p>
          </table:table-cell>
          <table:table-cell office:value-type="string">
            <text:p>3mm yellow</text:p>
          </table:table-cell>
          <table:table-cell table:style-name="ce14" office:value-type="string">
            <text:p>LED_CV1, LED_CV2, LED_S1+, LED_S1-, LED_S2+, LED_S2-</text:p>
          </table:table-cell>
          <table:table-cell office:value-type="string">
            <text:p>2217961</text:p>
          </table:table-cell>
          <table:table-cell table:style-name="ce21" office:value-type="float" office:value="0.116">
            <text:p>0,116</text:p>
          </table:table-cell>
          <table:table-cell table:style-name="ce25" table:formula="of:=IF([.E40]=&quot;-&quot;;&quot;&quot;;IF([.A40]=&quot;&quot;;[.F40];[.A40]*[.F40]))" office:value-type="currency" office:currency="GBP" office:value="0.696">
            <text:p>£0,70</text:p>
          </table:table-cell>
          <table:table-cell table:style-name="ce14"/>
          <table:table-cell table:style-name="ce14" office:value-type="string">
            <text:p>L-934YD</text:p>
          </table:table-cell>
          <table:table-cell table:style-name="ce21" office:value-type="float" office:value="0.0518">
            <text:p>0,052</text:p>
          </table:table-cell>
          <table:table-cell table:style-name="ce36" table:formula="of:=IF([.I40]=&quot;-&quot;;&quot;&quot;;IF([.A40]=&quot;&quot;;[.J40];[.A40]*[.J40]))" office:value-type="currency" office:currency="EUR" office:value="0.3108">
            <text:p>0,31 €</text:p>
          </table:table-cell>
          <table:table-cell table:style-name="ce35" table:formula="of:=IF(AND([.E40]&lt;&gt;&quot;-&quot;;[.G40]*[.$L$1]&lt;[.K40]);[.G40]*[.$L$1];[.K40])" office:value-type="currency" office:currency="EUR" office:value="0.3108">
            <text:p>0,3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L-115WEGW-CA</text:p>
          </table:table-cell>
          <table:table-cell table:style-name="ce12" office:value-type="string">
            <text:p>3mm red/green</text:p>
          </table:table-cell>
          <table:table-cell table:style-name="ce15" office:value-type="string">
            <text:p>LED_O1+, LED_O1-</text:p>
          </table:table-cell>
          <table:table-cell table:style-name="ce18" office:value-type="string">
            <text:p>-</text:p>
          </table:table-cell>
          <table:table-cell table:style-name="ce24"/>
          <table:table-cell table:style-name="ce27" table:formula="of:=IF([.E41]=&quot;-&quot;;&quot;&quot;;IF([.A41]=&quot;&quot;;[.F41];[.A41]*[.F41]))">
            <text:p/>
          </table:table-cell>
          <table:table-cell table:style-name="ce9"/>
          <table:table-cell table:style-name="ce9" office:value-type="string">
            <text:p>L-115WEGW-CA</text:p>
          </table:table-cell>
          <table:table-cell table:style-name="ce34" office:value-type="float" office:value="0.1038">
            <text:p>0,104</text:p>
          </table:table-cell>
          <table:table-cell table:style-name="ce37" table:formula="of:=IF([.I41]=&quot;-&quot;;&quot;&quot;;IF([.A41]=&quot;&quot;;[.J41];[.A41]*[.J41]))" office:value-type="currency" office:currency="EUR" office:value="0.2076">
            <text:p>0,21 €</text:p>
          </table:table-cell>
          <table:table-cell table:style-name="ce35" table:formula="of:=IF(AND([.E41]&lt;&gt;&quot;-&quot;;[.G41]*[.$L$1]&lt;[.K41]);[.G41]*[.$L$1];[.K41])" office:value-type="currency" office:currency="EUR" office:value="0.2076">
            <text:p>0,21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L-934GD</text:p>
          </table:table-cell>
          <table:table-cell office:value-type="string">
            <text:p>3mm green</text:p>
          </table:table-cell>
          <table:table-cell table:style-name="ce14" office:value-type="string">
            <text:p>LED_O2+, LED_O2-</text:p>
          </table:table-cell>
          <table:table-cell office:value-type="string">
            <text:p>2217959</text:p>
          </table:table-cell>
          <table:table-cell table:style-name="ce21" office:value-type="float" office:value="0.156">
            <text:p>0,156</text:p>
          </table:table-cell>
          <table:table-cell table:style-name="ce25" table:formula="of:=IF([.E42]=&quot;-&quot;;&quot;&quot;;IF([.A42]=&quot;&quot;;[.F42];[.A42]*[.F42]))" office:value-type="currency" office:currency="GBP" office:value="0.312">
            <text:p>£0,31</text:p>
          </table:table-cell>
          <table:table-cell table:style-name="ce14"/>
          <table:table-cell table:style-name="ce14" office:value-type="string">
            <text:p>L-934GD</text:p>
          </table:table-cell>
          <table:table-cell table:style-name="ce21" office:value-type="float" office:value="0.0444">
            <text:p>0,044</text:p>
          </table:table-cell>
          <table:table-cell table:style-name="ce36" table:formula="of:=IF([.I42]=&quot;-&quot;;&quot;&quot;;IF([.A42]=&quot;&quot;;[.J42];[.A42]*[.J42]))" office:value-type="currency" office:currency="EUR" office:value="0.0888">
            <text:p>0,09 €</text:p>
          </table:table-cell>
          <table:table-cell table:style-name="ce35" table:formula="of:=IF(AND([.E42]&lt;&gt;&quot;-&quot;;[.G42]*[.$L$1]&lt;[.K42]);[.G42]*[.$L$1];[.K42])" office:value-type="currency" office:currency="EUR" office:value="0.0888">
            <text:p>0,09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L-934MBC</text:p>
          </table:table-cell>
          <table:table-cell table:style-name="ce12" office:value-type="string">
            <text:p>3mm blue</text:p>
          </table:table-cell>
          <table:table-cell table:style-name="ce15" office:value-type="string">
            <text:p>LED_PWR</text:p>
          </table:table-cell>
          <table:table-cell table:style-name="ce10" office:value-type="string">
            <text:p>1142493</text:p>
          </table:table-cell>
          <table:table-cell table:style-name="ce24" office:value-type="float" office:value="0.678">
            <text:p>0,678</text:p>
          </table:table-cell>
          <table:table-cell table:style-name="ce27" table:formula="of:=IF([.E43]=&quot;-&quot;;&quot;&quot;;IF([.A43]=&quot;&quot;;[.F43];[.A43]*[.F43]))" office:value-type="currency" office:currency="GBP" office:value="0.678">
            <text:p>£0,68</text:p>
          </table:table-cell>
          <table:table-cell table:style-name="ce9"/>
          <table:table-cell table:style-name="ce9" office:value-type="string">
            <text:p>L-934MBC</text:p>
          </table:table-cell>
          <table:table-cell table:style-name="ce34" office:value-type="float" office:value="0.47">
            <text:p>0,470</text:p>
          </table:table-cell>
          <table:table-cell table:style-name="ce37" table:formula="of:=IF([.I43]=&quot;-&quot;;&quot;&quot;;IF([.A43]=&quot;&quot;;[.J43];[.A43]*[.J43]))" office:value-type="currency" office:currency="EUR" office:value="0.47">
            <text:p>0,47 €</text:p>
          </table:table-cell>
          <table:table-cell table:style-name="ce35" table:formula="of:=IF(AND([.E43]&lt;&gt;&quot;-&quot;;[.G43]*[.$L$1]&lt;[.K43]);[.G43]*[.$L$1];[.K43])" office:value-type="currency" office:currency="EUR" office:value="0.47">
            <text:p>0,47 €</text:p>
          </table:table-cell>
        </table:table-row>
        <table:table-row table:style-name="ro3">
          <table:table-cell table:style-name="ce1" office:value-type="float" office:value="1">
            <text:p>1</text:p>
          </table:table-cell>
          <table:table-cell office:value-type="string">
            <text:p>Arduino Mega2560 header 1x6-pin</text:p>
          </table:table-cell>
          <table:table-cell office:value-type="string">
            <text:p>TSW-106-07-T-S</text:p>
          </table:table-cell>
          <table:table-cell table:style-name="ce14" office:value-type="string">
            <text:p>Power</text:p>
          </table:table-cell>
          <table:table-cell office:value-type="float" office:value="1022255">
            <text:p>1022255</text:p>
          </table:table-cell>
          <table:table-cell table:style-name="ce21" office:value-type="float" office:value="0.119">
            <text:p>0,119</text:p>
          </table:table-cell>
          <table:table-cell table:style-name="ce25" table:formula="of:=IF([.E44]=&quot;-&quot;;&quot;&quot;;IF([.A44]=&quot;&quot;;[.F44];[.A44]*[.F44]))" office:value-type="currency" office:currency="GBP" office:value="0.119">
            <text:p>£0,12</text:p>
          </table:table-cell>
          <table:table-cell table:style-name="ce14"/>
          <table:table-cell table:style-name="ce14" office:value-type="string">
            <text:p>ZL201-06G </text:p>
          </table:table-cell>
          <table:table-cell table:style-name="ce21" office:value-type="float" office:value="0.05191">
            <text:p>0,052</text:p>
          </table:table-cell>
          <table:table-cell table:style-name="ce36" table:formula="of:=IF([.I44]=&quot;-&quot;;&quot;&quot;;IF([.A44]=&quot;&quot;;[.J44];[.A44]*[.J44]))" office:value-type="currency" office:currency="EUR" office:value="0.05191">
            <text:p>0,05 €</text:p>
          </table:table-cell>
          <table:table-cell table:style-name="ce35" table:formula="of:=IF(AND([.E44]&lt;&gt;&quot;-&quot;;[.G44]*[.$L$1]&lt;[.K44]);[.G44]*[.$L$1];[.K44])" office:value-type="currency" office:currency="EUR" office:value="0.05191">
            <text:p>0,05 €</text:p>
          </table:table-cell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9" office:value-type="string">
            <text:p>IRLML2246TRPBF</text:p>
          </table:table-cell>
          <table:table-cell table:style-name="ce12"/>
          <table:table-cell table:style-name="ce15" office:value-type="string">
            <text:p>Q1, Q2, Q3, Q5, Q9</text:p>
          </table:table-cell>
          <table:table-cell table:style-name="ce10" office:value-type="string">
            <text:p>1888166</text:p>
          </table:table-cell>
          <table:table-cell table:style-name="ce24" office:value-type="float" office:value="0.0988">
            <text:p>0,099</text:p>
          </table:table-cell>
          <table:table-cell table:style-name="ce27" table:formula="of:=IF([.E45]=&quot;-&quot;;&quot;&quot;;IF([.A45]=&quot;&quot;;[.F45];[.A45]*[.F45]))" office:value-type="currency" office:currency="GBP" office:value="0.494">
            <text:p>£0,49</text:p>
          </table:table-cell>
          <table:table-cell table:style-name="ce9"/>
          <table:table-cell table:style-name="ce9" office:value-type="string">
            <text:p>IRLML2246TRPBF </text:p>
          </table:table-cell>
          <table:table-cell table:style-name="ce34" office:value-type="float" office:value="0.1">
            <text:p>0,100</text:p>
          </table:table-cell>
          <table:table-cell table:style-name="ce37" table:formula="of:=IF([.I45]=&quot;-&quot;;&quot;&quot;;IF([.A45]=&quot;&quot;;[.J45];[.A45]*[.J45]))" office:value-type="currency" office:currency="EUR" office:value="0.5">
            <text:p>0,50 €</text:p>
          </table:table-cell>
          <table:table-cell table:style-name="ce35" table:formula="of:=IF(AND([.E45]&lt;&gt;&quot;-&quot;;[.G45]*[.$L$1]&lt;[.K45]);[.G45]*[.$L$1];[.K45])" office:value-type="currency" office:currency="EUR" office:value="0.5">
            <text:p>0,50 €</text:p>
          </table:table-cell>
        </table:table-row>
        <table:table-row table:style-name="ro3">
          <table:table-cell table:style-name="ce1" office:value-type="float" office:value="8">
            <text:p>8</text:p>
          </table:table-cell>
          <table:table-cell office:value-type="string">
            <text:p>2N7002</text:p>
          </table:table-cell>
          <table:table-cell/>
          <table:table-cell table:style-name="ce14" office:value-type="string">
            <text:p>Q4, Q6, Q7, Q8, Q10, Q11, Q12, Q13</text:p>
          </table:table-cell>
          <table:table-cell office:value-type="string">
            <text:p>1713823</text:p>
          </table:table-cell>
          <table:table-cell table:style-name="ce21" office:value-type="float" office:value="0.0377">
            <text:p>0,038</text:p>
          </table:table-cell>
          <table:table-cell table:style-name="ce25" table:formula="of:=IF([.E46]=&quot;-&quot;;&quot;&quot;;IF([.A46]=&quot;&quot;;[.F46];[.A46]*[.F46]))" office:value-type="currency" office:currency="GBP" office:value="0.3016">
            <text:p>£0,30</text:p>
          </table:table-cell>
          <table:table-cell table:style-name="ce14"/>
          <table:table-cell table:style-name="ce14" office:value-type="string">
            <text:p>2N7002</text:p>
          </table:table-cell>
          <table:table-cell table:style-name="ce21" office:value-type="float" office:value="0.03447">
            <text:p>0,034</text:p>
          </table:table-cell>
          <table:table-cell table:style-name="ce36" table:formula="of:=IF([.I46]=&quot;-&quot;;&quot;&quot;;IF([.A46]=&quot;&quot;;[.J46];[.A46]*[.J46]))" office:value-type="currency" office:currency="EUR" office:value="0.27576">
            <text:p>0,28 €</text:p>
          </table:table-cell>
          <table:table-cell table:style-name="ce35" table:formula="of:=IF(AND([.E46]&lt;&gt;&quot;-&quot;;[.G46]*[.$L$1]&lt;[.K46]);[.G46]*[.$L$1];[.K46])" office:value-type="currency" office:currency="EUR" office:value="0.27576">
            <text:p>0,28 €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9" office:value-type="string">
            <text:p>4K7</text:p>
          </table:table-cell>
          <table:table-cell table:style-name="ce12"/>
          <table:table-cell table:style-name="ce15" office:value-type="string">
            <text:p>R1, R2, R7, R14</text:p>
          </table:table-cell>
          <table:table-cell table:style-name="ce10" office:value-type="string">
            <text:p>9333266</text:p>
          </table:table-cell>
          <table:table-cell table:style-name="ce24" office:value-type="float" office:value="0.012">
            <text:p>0,012</text:p>
          </table:table-cell>
          <table:table-cell table:style-name="ce27" table:formula="of:=IF([.E47]=&quot;-&quot;;&quot;&quot;;IF([.A47]=&quot;&quot;;[.F47];[.A47]*[.F47]))" office:value-type="currency" office:currency="GBP" office:value="0.048">
            <text:p>£0,05</text:p>
          </table:table-cell>
          <table:table-cell table:style-name="ce9"/>
          <table:table-cell table:style-name="ce9" office:value-type="string">
            <text:p>RC0805FR-074K7 </text:p>
          </table:table-cell>
          <table:table-cell table:style-name="ce34" office:value-type="float" office:value="0.00699">
            <text:p>0,007</text:p>
          </table:table-cell>
          <table:table-cell table:style-name="ce37" table:formula="of:=IF([.I47]=&quot;-&quot;;&quot;&quot;;IF([.A47]=&quot;&quot;;[.J47];[.A47]*[.J47]))" office:value-type="currency" office:currency="EUR" office:value="0.02796">
            <text:p>0,03 €</text:p>
          </table:table-cell>
          <table:table-cell table:style-name="ce35" table:formula="of:=IF(AND([.E47]&lt;&gt;&quot;-&quot;;[.G47]*[.$L$1]&lt;[.K47]);[.G47]*[.$L$1];[.K47])" office:value-type="currency" office:currency="EUR" office:value="0.02796">
            <text:p>0,03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560R</text:p>
          </table:table-cell>
          <table:table-cell/>
          <table:table-cell table:style-name="ce14" office:value-type="string">
            <text:p>R11</text:p>
          </table:table-cell>
          <table:table-cell office:value-type="string">
            <text:p>9333363</text:p>
          </table:table-cell>
          <table:table-cell table:style-name="ce21" office:value-type="float" office:value="0.014">
            <text:p>0,014</text:p>
          </table:table-cell>
          <table:table-cell table:style-name="ce25" table:formula="of:=IF([.E48]=&quot;-&quot;;&quot;&quot;;IF([.A48]=&quot;&quot;;[.F48];[.A48]*[.F48]))" office:value-type="currency" office:currency="GBP" office:value="0.014">
            <text:p>£0,01</text:p>
          </table:table-cell>
          <table:table-cell table:style-name="ce14"/>
          <table:table-cell table:style-name="ce14" office:value-type="string">
            <text:p>RC0805FR-07560R </text:p>
          </table:table-cell>
          <table:table-cell table:style-name="ce21" office:value-type="float" office:value="0.00699">
            <text:p>0,007</text:p>
          </table:table-cell>
          <table:table-cell table:style-name="ce36" table:formula="of:=IF([.I48]=&quot;-&quot;;&quot;&quot;;IF([.A48]=&quot;&quot;;[.J48];[.A48]*[.J48]))" office:value-type="currency" office:currency="EUR" office:value="0.00699">
            <text:p>0,01 €</text:p>
          </table:table-cell>
          <table:table-cell table:style-name="ce35" table:formula="of:=IF(AND([.E48]&lt;&gt;&quot;-&quot;;[.G48]*[.$L$1]&lt;[.K48]);[.G48]*[.$L$1];[.K48])" office:value-type="currency" office:currency="EUR" office:value="0.00699">
            <text:p>0,0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10K</text:p>
          </table:table-cell>
          <table:table-cell table:style-name="ce12"/>
          <table:table-cell table:style-name="ce15" office:value-type="string">
            <text:p>R12, R15</text:p>
          </table:table-cell>
          <table:table-cell table:style-name="ce10" office:value-type="string">
            <text:p>9237755</text:p>
          </table:table-cell>
          <table:table-cell table:style-name="ce24" office:value-type="float" office:value="0.009">
            <text:p>0,009</text:p>
          </table:table-cell>
          <table:table-cell table:style-name="ce27" table:formula="of:=IF([.E49]=&quot;-&quot;;&quot;&quot;;IF([.A49]=&quot;&quot;;[.F49];[.A49]*[.F49]))" office:value-type="currency" office:currency="GBP" office:value="0.018">
            <text:p>£0,02</text:p>
          </table:table-cell>
          <table:table-cell table:style-name="ce9"/>
          <table:table-cell table:style-name="ce9" office:value-type="string">
            <text:p>RC0805FR-0710K </text:p>
          </table:table-cell>
          <table:table-cell table:style-name="ce34" office:value-type="float" office:value="0.00603">
            <text:p>0,006</text:p>
          </table:table-cell>
          <table:table-cell table:style-name="ce37" table:formula="of:=IF([.I49]=&quot;-&quot;;&quot;&quot;;IF([.A49]=&quot;&quot;;[.J49];[.A49]*[.J49]))" office:value-type="currency" office:currency="EUR" office:value="0.01206">
            <text:p>0,01 €</text:p>
          </table:table-cell>
          <table:table-cell table:style-name="ce35" table:formula="of:=IF(AND([.E49]&lt;&gt;&quot;-&quot;;[.G49]*[.$L$1]&lt;[.K49]);[.G49]*[.$L$1];[.K49])" office:value-type="currency" office:currency="EUR" office:value="0.01206">
            <text:p>0,01 €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50R 0.1%</text:p>
          </table:table-cell>
          <table:table-cell/>
          <table:table-cell table:style-name="ce14" office:value-type="string">
            <text:p>R16, R17, R18, R19</text:p>
          </table:table-cell>
          <table:table-cell office:value-type="string">
            <text:p>2141727</text:p>
          </table:table-cell>
          <table:table-cell table:style-name="ce21" office:value-type="float" office:value="0.016">
            <text:p>0,016</text:p>
          </table:table-cell>
          <table:table-cell table:style-name="ce25" table:formula="of:=IF([.E50]=&quot;-&quot;;&quot;&quot;;IF([.A50]=&quot;&quot;;[.F50];[.A50]*[.F50]))" office:value-type="currency" office:currency="GBP" office:value="0.064">
            <text:p>£0,06</text:p>
          </table:table-cell>
          <table:table-cell table:style-name="ce14"/>
          <table:table-cell table:style-name="ce14" office:value-type="string">
            <text:p>RC0805FR-0749R9 </text:p>
          </table:table-cell>
          <table:table-cell table:style-name="ce21" office:value-type="float" office:value="0.00699">
            <text:p>0,007</text:p>
          </table:table-cell>
          <table:table-cell table:style-name="ce36" table:formula="of:=IF([.I50]=&quot;-&quot;;&quot;&quot;;IF([.A50]=&quot;&quot;;[.J50];[.A50]*[.J50]))" office:value-type="currency" office:currency="EUR" office:value="0.02796">
            <text:p>0,03 €</text:p>
          </table:table-cell>
          <table:table-cell table:style-name="ce35" table:formula="of:=IF(AND([.E50]&lt;&gt;&quot;-&quot;;[.G50]*[.$L$1]&lt;[.K50]);[.G50]*[.$L$1];[.K50])" office:value-type="currency" office:currency="EUR" office:value="0.02796">
            <text:p>0,03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10R</text:p>
          </table:table-cell>
          <table:table-cell table:style-name="ce12"/>
          <table:table-cell table:style-name="ce15" office:value-type="string">
            <text:p>R20</text:p>
          </table:table-cell>
          <table:table-cell table:style-name="ce10" office:value-type="string">
            <text:p>2380677</text:p>
          </table:table-cell>
          <table:table-cell table:style-name="ce24" office:value-type="float" office:value="0.111">
            <text:p>0,111</text:p>
          </table:table-cell>
          <table:table-cell table:style-name="ce27" table:formula="of:=IF([.E51]=&quot;-&quot;;&quot;&quot;;IF([.A51]=&quot;&quot;;[.F51];[.A51]*[.F51]))" office:value-type="currency" office:currency="GBP" office:value="0.111">
            <text:p>£0,11</text:p>
          </table:table-cell>
          <table:table-cell table:style-name="ce9"/>
          <table:table-cell table:style-name="ce9" office:value-type="string">
            <text:p>RC0805FR-0710R </text:p>
          </table:table-cell>
          <table:table-cell table:style-name="ce34" office:value-type="float" office:value="0.00699">
            <text:p>0,007</text:p>
          </table:table-cell>
          <table:table-cell table:style-name="ce37" table:formula="of:=IF([.I51]=&quot;-&quot;;&quot;&quot;;IF([.A51]=&quot;&quot;;[.J51];[.A51]*[.J51]))" office:value-type="currency" office:currency="EUR" office:value="0.00699">
            <text:p>0,01 €</text:p>
          </table:table-cell>
          <table:table-cell table:style-name="ce35" table:formula="of:=IF(AND([.E51]&lt;&gt;&quot;-&quot;;[.G51]*[.$L$1]&lt;[.K51]);[.G51]*[.$L$1];[.K51])" office:value-type="currency" office:currency="EUR" office:value="0.00699">
            <text:p>0,0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2K2 1%</text:p>
          </table:table-cell>
          <table:table-cell/>
          <table:table-cell table:style-name="ce14" office:value-type="string">
            <text:p>R21</text:p>
          </table:table-cell>
          <table:table-cell office:value-type="string">
            <text:p>2138946</text:p>
          </table:table-cell>
          <table:table-cell table:style-name="ce21" office:value-type="float" office:value="0.0242">
            <text:p>0,024</text:p>
          </table:table-cell>
          <table:table-cell table:style-name="ce25" table:formula="of:=IF([.E52]=&quot;-&quot;;&quot;&quot;;IF([.A52]=&quot;&quot;;[.F52];[.A52]*[.F52]))" office:value-type="currency" office:currency="GBP" office:value="0.0242">
            <text:p>£0,02</text:p>
          </table:table-cell>
          <table:table-cell table:style-name="ce14"/>
          <table:table-cell table:style-name="ce14" office:value-type="string">
            <text:p>SMD0805-2K2-1%</text:p>
          </table:table-cell>
          <table:table-cell table:style-name="ce21" office:value-type="float" office:value="0.00821">
            <text:p>0,008</text:p>
          </table:table-cell>
          <table:table-cell table:style-name="ce36" table:formula="of:=IF([.I52]=&quot;-&quot;;&quot;&quot;;IF([.A52]=&quot;&quot;;[.J52];[.A52]*[.J52]))" office:value-type="currency" office:currency="EUR" office:value="0.00821">
            <text:p>0,01 €</text:p>
          </table:table-cell>
          <table:table-cell table:style-name="ce35" table:formula="of:=IF(AND([.E52]&lt;&gt;&quot;-&quot;;[.G52]*[.$L$1]&lt;[.K52]);[.G52]*[.$L$1];[.K52])" office:value-type="currency" office:currency="EUR" office:value="0.00821">
            <text:p>0,01 €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9" office:value-type="string">
            <text:p>120R 1%</text:p>
          </table:table-cell>
          <table:table-cell table:style-name="ce12"/>
          <table:table-cell table:style-name="ce15" office:value-type="string">
            <text:p>R23</text:p>
          </table:table-cell>
          <table:table-cell table:style-name="ce10" office:value-type="string">
            <text:p>2447561</text:p>
          </table:table-cell>
          <table:table-cell table:style-name="ce24" office:value-type="float" office:value="0.002">
            <text:p>0,002</text:p>
          </table:table-cell>
          <table:table-cell table:style-name="ce27" table:formula="of:=IF([.E53]=&quot;-&quot;;&quot;&quot;;IF([.A53]=&quot;&quot;;[.F53];[.A53]*[.F53]))" office:value-type="currency" office:currency="GBP" office:value="0.002">
            <text:p>£0,00</text:p>
          </table:table-cell>
          <table:table-cell table:style-name="ce9"/>
          <table:table-cell table:style-name="ce9" office:value-type="string">
            <text:p>CRCW0805120RFKTABC</text:p>
          </table:table-cell>
          <table:table-cell table:style-name="ce34" office:value-type="float" office:value="0.00771">
            <text:p>0,008</text:p>
          </table:table-cell>
          <table:table-cell table:style-name="ce37" table:formula="of:=IF([.I53]=&quot;-&quot;;&quot;&quot;;IF([.A53]=&quot;&quot;;[.J53];[.A53]*[.J53]))" office:value-type="currency" office:currency="EUR" office:value="0.00771">
            <text:p>0,01 €</text:p>
          </table:table-cell>
          <table:table-cell table:style-name="ce35" table:formula="of:=IF(AND([.E53]&lt;&gt;&quot;-&quot;;[.G53]*[.$L$1]&lt;[.K53]);[.G53]*[.$L$1];[.K53])" office:value-type="currency" office:currency="EUR" office:value="0.00278786">
            <text:p>0,00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200R</text:p>
          </table:table-cell>
          <table:table-cell/>
          <table:table-cell table:style-name="ce14" office:value-type="string">
            <text:p>R24, R25</text:p>
          </table:table-cell>
          <table:table-cell office:value-type="string">
            <text:p>9332758</text:p>
          </table:table-cell>
          <table:table-cell table:style-name="ce21" office:value-type="float" office:value="0.016">
            <text:p>0,016</text:p>
          </table:table-cell>
          <table:table-cell table:style-name="ce25" table:formula="of:=IF([.E54]=&quot;-&quot;;&quot;&quot;;IF([.A54]=&quot;&quot;;[.F54];[.A54]*[.F54]))" office:value-type="currency" office:currency="GBP" office:value="0.032">
            <text:p>£0,03</text:p>
          </table:table-cell>
          <table:table-cell table:style-name="ce14"/>
          <table:table-cell table:style-name="ce14" office:value-type="string">
            <text:p>RC0805FR-07200R </text:p>
          </table:table-cell>
          <table:table-cell table:style-name="ce21" office:value-type="float" office:value="0.00699">
            <text:p>0,007</text:p>
          </table:table-cell>
          <table:table-cell table:style-name="ce36" table:formula="of:=IF([.I54]=&quot;-&quot;;&quot;&quot;;IF([.A54]=&quot;&quot;;[.J54];[.A54]*[.J54]))" office:value-type="currency" office:currency="EUR" office:value="0.01398">
            <text:p>0,01 €</text:p>
          </table:table-cell>
          <table:table-cell table:style-name="ce35" table:formula="of:=IF(AND([.E54]&lt;&gt;&quot;-&quot;;[.G54]*[.$L$1]&lt;[.K54]);[.G54]*[.$L$1];[.K54])" office:value-type="currency" office:currency="EUR" office:value="0.01398">
            <text:p>0,01 €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9" office:value-type="string">
            <text:p>240R</text:p>
          </table:table-cell>
          <table:table-cell table:style-name="ce12"/>
          <table:table-cell table:style-name="ce15" office:value-type="string">
            <text:p>R26, R27, R31, R32</text:p>
          </table:table-cell>
          <table:table-cell table:style-name="ce10" office:value-type="string">
            <text:p>9332871</text:p>
          </table:table-cell>
          <table:table-cell table:style-name="ce24" office:value-type="float" office:value="0.016">
            <text:p>0,016</text:p>
          </table:table-cell>
          <table:table-cell table:style-name="ce27" table:formula="of:=IF([.E55]=&quot;-&quot;;&quot;&quot;;IF([.A55]=&quot;&quot;;[.F55];[.A55]*[.F55]))" office:value-type="currency" office:currency="GBP" office:value="0.064">
            <text:p>£0,06</text:p>
          </table:table-cell>
          <table:table-cell table:style-name="ce9"/>
          <table:table-cell table:style-name="ce9" office:value-type="string">
            <text:p>RC0805FR-07240R </text:p>
          </table:table-cell>
          <table:table-cell table:style-name="ce34" office:value-type="float" office:value="0.00699">
            <text:p>0,007</text:p>
          </table:table-cell>
          <table:table-cell table:style-name="ce37" table:formula="of:=IF([.I55]=&quot;-&quot;;&quot;&quot;;IF([.A55]=&quot;&quot;;[.J55];[.A55]*[.J55]))" office:value-type="currency" office:currency="EUR" office:value="0.02796">
            <text:p>0,03 €</text:p>
          </table:table-cell>
          <table:table-cell table:style-name="ce35" table:formula="of:=IF(AND([.E55]&lt;&gt;&quot;-&quot;;[.G55]*[.$L$1]&lt;[.K55]);[.G55]*[.$L$1];[.K55])" office:value-type="currency" office:currency="EUR" office:value="0.02796">
            <text:p>0,03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1R</text:p>
          </table:table-cell>
          <table:table-cell/>
          <table:table-cell table:style-name="ce14" office:value-type="string">
            <text:p>R3, R8</text:p>
          </table:table-cell>
          <table:table-cell office:value-type="string">
            <text:p>2141629</text:p>
          </table:table-cell>
          <table:table-cell table:style-name="ce21" office:value-type="float" office:value="0.016">
            <text:p>0,016</text:p>
          </table:table-cell>
          <table:table-cell table:style-name="ce25" table:formula="of:=IF([.E56]=&quot;-&quot;;&quot;&quot;;IF([.A56]=&quot;&quot;;[.F56];[.A56]*[.F56]))" office:value-type="currency" office:currency="GBP" office:value="0.032">
            <text:p>£0,03</text:p>
          </table:table-cell>
          <table:table-cell table:style-name="ce14"/>
          <table:table-cell table:style-name="ce14" office:value-type="string">
            <text:p>RC0805FR-071R </text:p>
          </table:table-cell>
          <table:table-cell table:style-name="ce21" office:value-type="float" office:value="0.00846">
            <text:p>0,008</text:p>
          </table:table-cell>
          <table:table-cell table:style-name="ce36" table:formula="of:=IF([.I56]=&quot;-&quot;;&quot;&quot;;IF([.A56]=&quot;&quot;;[.J56];[.A56]*[.J56]))" office:value-type="currency" office:currency="EUR" office:value="0.01692">
            <text:p>0,02 €</text:p>
          </table:table-cell>
          <table:table-cell table:style-name="ce35" table:formula="of:=IF(AND([.E56]&lt;&gt;&quot;-&quot;;[.G56]*[.$L$1]&lt;[.K56]);[.G56]*[.$L$1];[.K56])" office:value-type="currency" office:currency="EUR" office:value="0.01692">
            <text:p>0,02 €</text:p>
          </table:table-cell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9" office:value-type="string">
            <text:p>100K</text:p>
          </table:table-cell>
          <table:table-cell table:style-name="ce12"/>
          <table:table-cell table:style-name="ce15" office:value-type="string">
            <text:p>R4, R6, R9, R10, R13, R22, R28, R30, R33, R34</text:p>
          </table:table-cell>
          <table:table-cell table:style-name="ce10" office:value-type="string">
            <text:p>1887334</text:p>
          </table:table-cell>
          <table:table-cell table:style-name="ce24" office:value-type="float" office:value="0.0174">
            <text:p>0,017</text:p>
          </table:table-cell>
          <table:table-cell table:style-name="ce27" table:formula="of:=IF([.E57]=&quot;-&quot;;&quot;&quot;;IF([.A57]=&quot;&quot;;[.F57];[.A57]*[.F57]))" office:value-type="currency" office:currency="GBP" office:value="0.174">
            <text:p>£0,17</text:p>
          </table:table-cell>
          <table:table-cell table:style-name="ce9"/>
          <table:table-cell table:style-name="ce9" office:value-type="string">
            <text:p>SMD0805-100K-1% </text:p>
          </table:table-cell>
          <table:table-cell table:style-name="ce34" office:value-type="float" office:value="0.00821">
            <text:p>0,008</text:p>
          </table:table-cell>
          <table:table-cell table:style-name="ce37" table:formula="of:=IF([.I57]=&quot;-&quot;;&quot;&quot;;IF([.A57]=&quot;&quot;;[.J57];[.A57]*[.J57]))" office:value-type="currency" office:currency="EUR" office:value="0.0821">
            <text:p>0,08 €</text:p>
          </table:table-cell>
          <table:table-cell table:style-name="ce35" table:formula="of:=IF(AND([.E57]&lt;&gt;&quot;-&quot;;[.G57]*[.$L$1]&lt;[.K57]);[.G57]*[.$L$1];[.K57])" office:value-type="currency" office:currency="EUR" office:value="0.0821">
            <text:p>0,08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1K5</text:p>
          </table:table-cell>
          <table:table-cell/>
          <table:table-cell table:style-name="ce14" office:value-type="string">
            <text:p>R5</text:p>
          </table:table-cell>
          <table:table-cell office:value-type="string">
            <text:p>9332600</text:p>
          </table:table-cell>
          <table:table-cell table:style-name="ce21" office:value-type="float" office:value="0.016">
            <text:p>0,016</text:p>
          </table:table-cell>
          <table:table-cell table:style-name="ce25" table:formula="of:=IF([.E58]=&quot;-&quot;;&quot;&quot;;IF([.A58]=&quot;&quot;;[.F58];[.A58]*[.F58]))" office:value-type="currency" office:currency="GBP" office:value="0.016">
            <text:p>£0,02</text:p>
          </table:table-cell>
          <table:table-cell table:style-name="ce14"/>
          <table:table-cell table:style-name="ce14" office:value-type="string">
            <text:p>RC0805FR-071K5 </text:p>
          </table:table-cell>
          <table:table-cell table:style-name="ce21" office:value-type="float" office:value="0.00699">
            <text:p>0,007</text:p>
          </table:table-cell>
          <table:table-cell table:style-name="ce36" table:formula="of:=IF([.I58]=&quot;-&quot;;&quot;&quot;;IF([.A58]=&quot;&quot;;[.J58];[.A58]*[.J58]))" office:value-type="currency" office:currency="EUR" office:value="0.00699">
            <text:p>0,01 €</text:p>
          </table:table-cell>
          <table:table-cell table:style-name="ce35" table:formula="of:=IF(AND([.E58]&lt;&gt;&quot;-&quot;;[.G58]*[.$L$1]&lt;[.K58]);[.G58]*[.$L$1];[.K58])" office:value-type="currency" office:currency="EUR" office:value="0.00699">
            <text:p>0,01 €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9" office:value-type="string">
            <text:p>LD-BZEN-0903</text:p>
          </table:table-cell>
          <table:table-cell table:style-name="ce12" office:value-type="string">
            <text:p>Buzzer without built-in generator</text:p>
          </table:table-cell>
          <table:table-cell table:style-name="ce15" office:value-type="string">
            <text:p>SG1</text:p>
          </table:table-cell>
          <table:table-cell table:style-name="ce18" office:value-type="string">
            <text:p>-</text:p>
          </table:table-cell>
          <table:table-cell table:style-name="ce24"/>
          <table:table-cell table:style-name="ce27" table:formula="of:=IF([.E59]=&quot;-&quot;;&quot;&quot;;IF([.A59]=&quot;&quot;;[.F59];[.A59]*[.F59]))">
            <text:p/>
          </table:table-cell>
          <table:table-cell table:style-name="ce9"/>
          <table:table-cell table:style-name="ce9" office:value-type="string">
            <text:p>LD-BZEN-0903 </text:p>
          </table:table-cell>
          <table:table-cell table:style-name="ce34" office:value-type="float" office:value="0.4772">
            <text:p>0,477</text:p>
          </table:table-cell>
          <table:table-cell table:style-name="ce37" table:formula="of:=IF([.I59]=&quot;-&quot;;&quot;&quot;;IF([.A59]=&quot;&quot;;[.J59];[.A59]*[.J59]))" office:value-type="currency" office:currency="EUR" office:value="0.4772">
            <text:p>0,48 €</text:p>
          </table:table-cell>
          <table:table-cell table:style-name="ce35" table:formula="of:=IF(AND([.E59]&lt;&gt;&quot;-&quot;;[.G59]*[.$L$1]&lt;[.K59]);[.G59]*[.$L$1];[.K59])" office:value-type="currency" office:currency="EUR" office:value="0.4772">
            <text:p>0,48 €</text:p>
          </table:table-cell>
        </table:table-row>
        <table:table-row table:style-name="ro3">
          <table:table-cell table:style-name="ce1" office:value-type="float" office:value="2">
            <text:p>2</text:p>
          </table:table-cell>
          <table:table-cell office:value-type="string">
            <text:p>282836-4</text:p>
          </table:table-cell>
          <table:table-cell office:value-type="string">
            <text:p>Terminal block 4-way, 1.5mm2, 5mm</text:p>
          </table:table-cell>
          <table:table-cell table:style-name="ce14" office:value-type="string">
            <text:p>X1, X2</text:p>
          </table:table-cell>
          <table:table-cell office:value-type="string">
            <text:p>3089058</text:p>
          </table:table-cell>
          <table:table-cell table:style-name="ce21" office:value-type="float" office:value="0.701">
            <text:p>0,701</text:p>
          </table:table-cell>
          <table:table-cell table:style-name="ce25" table:formula="of:=IF([.E60]=&quot;-&quot;;&quot;&quot;;IF([.A60]=&quot;&quot;;[.F60];[.A60]*[.F60]))" office:value-type="currency" office:currency="GBP" office:value="1.402">
            <text:p>£1,40</text:p>
          </table:table-cell>
          <table:table-cell table:style-name="ce14"/>
          <table:table-cell table:style-name="ce14" office:value-type="string">
            <text:p>282836-4</text:p>
          </table:table-cell>
          <table:table-cell table:style-name="ce21" office:value-type="float" office:value="0.64">
            <text:p>0,640</text:p>
          </table:table-cell>
          <table:table-cell table:style-name="ce36" table:formula="of:=IF([.I60]=&quot;-&quot;;&quot;&quot;;IF([.A60]=&quot;&quot;;[.J60];[.A60]*[.J60]))" office:value-type="currency" office:currency="EUR" office:value="1.28">
            <text:p>1,28 €</text:p>
          </table:table-cell>
          <table:table-cell table:style-name="ce35" table:formula="of:=IF(AND([.E60]&lt;&gt;&quot;-&quot;;[.G60]*[.$L$1]&lt;[.K60]);[.G60]*[.$L$1];[.K60])" office:value-type="currency" office:currency="EUR" office:value="1.28">
            <text:p>1,28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22-23-2021</text:p>
          </table:table-cell>
          <table:table-cell table:style-name="ce12" office:value-type="string">
            <text:p>2-pin 0.1” socket</text:p>
          </table:table-cell>
          <table:table-cell table:style-name="ce15" office:value-type="string">
            <text:p>X3, X7</text:p>
          </table:table-cell>
          <table:table-cell table:style-name="ce10" office:value-type="float" office:value="1462926">
            <text:p>1462926</text:p>
          </table:table-cell>
          <table:table-cell table:style-name="ce24" office:value-type="float" office:value="0.0399">
            <text:p>0,040</text:p>
          </table:table-cell>
          <table:table-cell table:style-name="ce27" table:formula="of:=IF([.E61]=&quot;-&quot;;&quot;&quot;;IF([.A61]=&quot;&quot;;[.F61];[.A61]*[.F61]))" office:value-type="currency" office:currency="GBP" office:value="0.0798">
            <text:p>£0,08</text:p>
          </table:table-cell>
          <table:table-cell table:style-name="ce9"/>
          <table:table-cell table:style-name="ce9" office:value-type="string">
            <text:p>MX-22-23-2021 </text:p>
          </table:table-cell>
          <table:table-cell table:style-name="ce34" office:value-type="float" office:value="0.06">
            <text:p>0,060</text:p>
          </table:table-cell>
          <table:table-cell table:style-name="ce37" table:formula="of:=IF([.I61]=&quot;-&quot;;&quot;&quot;;IF([.A61]=&quot;&quot;;[.J61];[.A61]*[.J61]))" office:value-type="currency" office:currency="EUR" office:value="0.12">
            <text:p>0,12 €</text:p>
          </table:table-cell>
          <table:table-cell table:style-name="ce35" table:formula="of:=IF(AND([.E61]&lt;&gt;&quot;-&quot;;[.G61]*[.$L$1]&lt;[.K61]);[.G61]*[.$L$1];[.K61])" office:value-type="currency" office:currency="EUR" office:value="0.111235614">
            <text:p>0,1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22-23-2041</text:p>
          </table:table-cell>
          <table:table-cell office:value-type="string">
            <text:p>4-pin 0.1” socket</text:p>
          </table:table-cell>
          <table:table-cell table:style-name="ce14" office:value-type="string">
            <text:p>X4</text:p>
          </table:table-cell>
          <table:table-cell office:value-type="float" office:value="1462920">
            <text:p>1462920</text:p>
          </table:table-cell>
          <table:table-cell table:style-name="ce21" office:value-type="float" office:value="0.131">
            <text:p>0,131</text:p>
          </table:table-cell>
          <table:table-cell table:style-name="ce25" table:formula="of:=IF([.E62]=&quot;-&quot;;&quot;&quot;;IF([.A62]=&quot;&quot;;[.F62];[.A62]*[.F62]))" office:value-type="currency" office:currency="GBP" office:value="0.131">
            <text:p>£0,13</text:p>
          </table:table-cell>
          <table:table-cell table:style-name="ce14"/>
          <table:table-cell table:style-name="ce14" office:value-type="string">
            <text:p>MX-22-23-2041 </text:p>
          </table:table-cell>
          <table:table-cell table:style-name="ce21" office:value-type="float" office:value="0.1">
            <text:p>0,100</text:p>
          </table:table-cell>
          <table:table-cell table:style-name="ce36" table:formula="of:=IF([.I62]=&quot;-&quot;;&quot;&quot;;IF([.A62]=&quot;&quot;;[.J62];[.A62]*[.J62]))" office:value-type="currency" office:currency="EUR" office:value="0.1">
            <text:p>0,10 €</text:p>
          </table:table-cell>
          <table:table-cell table:style-name="ce35" table:formula="of:=IF(AND([.E62]&lt;&gt;&quot;-&quot;;[.G62]*[.$L$1]&lt;[.K62]);[.G62]*[.$L$1];[.K62])" office:value-type="currency" office:currency="EUR" office:value="0.1">
            <text:p>0,10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09185106324</text:p>
          </table:table-cell>
          <table:table-cell table:style-name="ce12" office:value-type="string">
            <text:p>10-pin IDC socket</text:p>
          </table:table-cell>
          <table:table-cell table:style-name="ce15" office:value-type="string">
            <text:p>X5, X6</text:p>
          </table:table-cell>
          <table:table-cell table:style-name="ce10" office:value-type="string">
            <text:p>1106832</text:p>
          </table:table-cell>
          <table:table-cell table:style-name="ce24" office:value-type="float" office:value="1.02">
            <text:p>1,020</text:p>
          </table:table-cell>
          <table:table-cell table:style-name="ce27" table:formula="of:=IF([.E63]=&quot;-&quot;;&quot;&quot;;IF([.A63]=&quot;&quot;;[.F63];[.A63]*[.F63]))" office:value-type="currency" office:currency="GBP" office:value="2.04">
            <text:p>£2,04</text:p>
          </table:table-cell>
          <table:table-cell table:style-name="ce9"/>
          <table:table-cell table:style-name="ce9" office:value-type="string">
            <text:p>09185106324</text:p>
          </table:table-cell>
          <table:table-cell table:style-name="ce34" office:value-type="float" office:value="0.82">
            <text:p>0,820</text:p>
          </table:table-cell>
          <table:table-cell table:style-name="ce37" table:formula="of:=IF([.I63]=&quot;-&quot;;&quot;&quot;;IF([.A63]=&quot;&quot;;[.J63];[.A63]*[.J63]))" office:value-type="currency" office:currency="EUR" office:value="1.64">
            <text:p>1,64 €</text:p>
          </table:table-cell>
          <table:table-cell table:style-name="ce35" table:formula="of:=IF(AND([.E63]&lt;&gt;&quot;-&quot;;[.G63]*[.$L$1]&lt;[.K63]);[.G63]*[.$L$1];[.K63])" office:value-type="currency" office:currency="EUR" office:value="1.64">
            <text:p>1,64 €</text:p>
          </table:table-cell>
        </table:table-row>
        <table:table-row table:style-name="ro3">
          <table:table-cell table:style-name="ce1" office:value-type="float" office:value="1">
            <text:p>1</text:p>
          </table:table-cell>
          <table:table-cell office:value-type="string">
            <text:p>LMJTAB881243M-L</text:p>
          </table:table-cell>
          <table:table-cell office:value-type="string">
            <text:p>RJ-45 with transformer, LEDs</text:p>
          </table:table-cell>
          <table:table-cell table:style-name="ce14" office:value-type="string">
            <text:p>X8</text:p>
          </table:table-cell>
          <table:table-cell table:style-name="ce17" office:value-type="string">
            <text:p>-</text:p>
          </table:table-cell>
          <table:table-cell table:style-name="ce21"/>
          <table:table-cell table:style-name="ce25" table:formula="of:=IF([.E64]=&quot;-&quot;;&quot;&quot;;IF([.A64]=&quot;&quot;;[.F64];[.A64]*[.F64]))">
            <text:p/>
          </table:table-cell>
          <table:table-cell table:style-name="ce14"/>
          <table:table-cell table:style-name="ce14" office:value-type="string">
            <text:p>LMJTAB881243M-L </text:p>
          </table:table-cell>
          <table:table-cell table:style-name="ce21" office:value-type="float" office:value="2.22">
            <text:p>2,220</text:p>
          </table:table-cell>
          <table:table-cell table:style-name="ce36" table:formula="of:=IF([.I64]=&quot;-&quot;;&quot;&quot;;IF([.A64]=&quot;&quot;;[.J64];[.A64]*[.J64]))" office:value-type="currency" office:currency="EUR" office:value="2.22">
            <text:p>2,22 €</text:p>
          </table:table-cell>
          <table:table-cell table:style-name="ce35" table:formula="of:=IF(AND([.E64]&lt;&gt;&quot;-&quot;;[.G64]*[.$L$1]&lt;[.K64]);[.G64]*[.$L$1];[.K64])" office:value-type="currency" office:currency="EUR" office:value="2.22">
            <text:p>2,22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22-23-2031</text:p>
          </table:table-cell>
          <table:table-cell table:style-name="ce12" office:value-type="string">
            <text:p>3-pin 0.1” socket</text:p>
          </table:table-cell>
          <table:table-cell table:style-name="ce15" office:value-type="string">
            <text:p>X9, X11</text:p>
          </table:table-cell>
          <table:table-cell table:style-name="ce10" office:value-type="float" office:value="1462950">
            <text:p>1462950</text:p>
          </table:table-cell>
          <table:table-cell table:style-name="ce24" office:value-type="float" office:value="0.0616">
            <text:p>0,062</text:p>
          </table:table-cell>
          <table:table-cell table:style-name="ce27" table:formula="of:=IF([.E65]=&quot;-&quot;;&quot;&quot;;IF([.A65]=&quot;&quot;;[.F65];[.A65]*[.F65]))" office:value-type="currency" office:currency="GBP" office:value="0.1232">
            <text:p>£0,12</text:p>
          </table:table-cell>
          <table:table-cell table:style-name="ce9"/>
          <table:table-cell table:style-name="ce9" office:value-type="string">
            <text:p>MX-22-23-2031 </text:p>
          </table:table-cell>
          <table:table-cell table:style-name="ce34" office:value-type="float" office:value="0.07">
            <text:p>0,070</text:p>
          </table:table-cell>
          <table:table-cell table:style-name="ce37" table:formula="of:=IF([.I65]=&quot;-&quot;;&quot;&quot;;IF([.A65]=&quot;&quot;;[.J65];[.A65]*[.J65]))" office:value-type="currency" office:currency="EUR" office:value="0.14">
            <text:p>0,14 €</text:p>
          </table:table-cell>
          <table:table-cell table:style-name="ce35" table:formula="of:=IF(AND([.E65]&lt;&gt;&quot;-&quot;;[.G65]*[.$L$1]&lt;[.K65]);[.G65]*[.$L$1];[.K65])" office:value-type="currency" office:currency="EUR" office:value="0.14">
            <text:p>0,14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32,768kHz</text:p>
          </table:table-cell>
          <table:table-cell office:value-type="string">
            <text:p>RTC XTAL</text:p>
          </table:table-cell>
          <table:table-cell table:style-name="ce14" office:value-type="string">
            <text:p>Y1</text:p>
          </table:table-cell>
          <table:table-cell office:value-type="string">
            <text:p>2449395</text:p>
          </table:table-cell>
          <table:table-cell table:style-name="ce21" office:value-type="float" office:value="0.151">
            <text:p>0,151</text:p>
          </table:table-cell>
          <table:table-cell table:style-name="ce25" table:formula="of:=IF([.E66]=&quot;-&quot;;&quot;&quot;;IF([.A66]=&quot;&quot;;[.F66];[.A66]*[.F66]))" office:value-type="currency" office:currency="GBP" office:value="0.151">
            <text:p>£0,15</text:p>
          </table:table-cell>
          <table:table-cell table:style-name="ce14"/>
          <table:table-cell table:style-name="ce14" office:value-type="string">
            <text:p>32.768K-TC38</text:p>
          </table:table-cell>
          <table:table-cell table:style-name="ce21" office:value-type="float" office:value="0.1422">
            <text:p>0,142</text:p>
          </table:table-cell>
          <table:table-cell table:style-name="ce36" table:formula="of:=IF([.I66]=&quot;-&quot;;&quot;&quot;;IF([.A66]=&quot;&quot;;[.J66];[.A66]*[.J66]))" office:value-type="currency" office:currency="EUR" office:value="0.1422">
            <text:p>0,14 €</text:p>
          </table:table-cell>
          <table:table-cell table:style-name="ce35" table:formula="of:=IF(AND([.E66]&lt;&gt;&quot;-&quot;;[.G66]*[.$L$1]&lt;[.K66]);[.G66]*[.$L$1];[.K66])" office:value-type="currency" office:currency="EUR" office:value="0.1422">
            <text:p>0,14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25MHz</text:p>
          </table:table-cell>
          <table:table-cell table:style-name="ce12" office:value-type="string">
            <text:p>Ethernet XTAL</text:p>
          </table:table-cell>
          <table:table-cell table:style-name="ce15" office:value-type="string">
            <text:p>Y2</text:p>
          </table:table-cell>
          <table:table-cell table:style-name="ce10" office:value-type="string">
            <text:p>2467741</text:p>
          </table:table-cell>
          <table:table-cell table:style-name="ce24" office:value-type="float" office:value="0.206">
            <text:p>0,206</text:p>
          </table:table-cell>
          <table:table-cell table:style-name="ce27" table:formula="of:=IF([.E67]=&quot;-&quot;;&quot;&quot;;IF([.A67]=&quot;&quot;;[.F67];[.A67]*[.F67]))" office:value-type="currency" office:currency="GBP" office:value="0.206">
            <text:p>£0,21</text:p>
          </table:table-cell>
          <table:table-cell table:style-name="ce9"/>
          <table:table-cell table:style-name="ce9" office:value-type="string">
            <text:p>25.00M-SMDHC49S </text:p>
          </table:table-cell>
          <table:table-cell table:style-name="ce34" office:value-type="float" office:value="0.3591">
            <text:p>0,359</text:p>
          </table:table-cell>
          <table:table-cell table:style-name="ce37" table:formula="of:=IF([.I67]=&quot;-&quot;;&quot;&quot;;IF([.A67]=&quot;&quot;;[.J67];[.A67]*[.J67]))" office:value-type="currency" office:currency="EUR" office:value="0.3591">
            <text:p>0,36 €</text:p>
          </table:table-cell>
          <table:table-cell table:style-name="ce35" table:formula="of:=IF(AND([.E67]&lt;&gt;&quot;-&quot;;[.G67]*[.$L$1]&lt;[.K67]);[.G67]*[.$L$1];[.K67])" office:value-type="currency" office:currency="EUR" office:value="0.28714958">
            <text:p>0,29 €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string">
            <text:p>Screwed spacer sleeve; M5; 8mm; brass</text:p>
          </table:table-cell>
          <table:table-cell office:value-type="string">
            <text:p>See picture <text:span text:style-name="T2">EEZ Arduino shield binding posts extensions.JPG</text:span></text:p>
          </table:table-cell>
          <table:table-cell table:style-name="ce14" office:value-type="string">
            <text:p>n/a</text:p>
          </table:table-cell>
          <table:table-cell table:style-name="ce17" office:value-type="string">
            <text:p>-</text:p>
          </table:table-cell>
          <table:table-cell table:style-name="ce21"/>
          <table:table-cell table:style-name="ce25" table:formula="of:=IF([.E68]=&quot;-&quot;;&quot;&quot;;IF([.A68]=&quot;&quot;;[.F68];[.A68]*[.F68]))">
            <text:p/>
          </table:table-cell>
          <table:table-cell table:style-name="ce14"/>
          <table:table-cell table:style-name="ce14" office:value-type="string">
            <text:p>TFM-M5X8/DR218</text:p>
          </table:table-cell>
          <table:table-cell table:style-name="ce21" office:value-type="float" office:value="0.1868">
            <text:p>0,187</text:p>
          </table:table-cell>
          <table:table-cell table:style-name="ce36" table:formula="of:=IF([.I68]=&quot;-&quot;;&quot;&quot;;IF([.A68]=&quot;&quot;;[.J68];[.A68]*[.J68]))" office:value-type="currency" office:currency="EUR" office:value="1.6812">
            <text:p>1,68 €</text:p>
          </table:table-cell>
          <table:table-cell table:style-name="ce35" table:formula="of:=IF(AND([.E68]&lt;&gt;&quot;-&quot;;[.G68]*[.$L$1]&lt;[.K68]);[.G68]*[.$L$1];[.K68])" office:value-type="currency" office:currency="EUR" office:value="1.6812">
            <text:p>1,68 €</text:p>
          </table:table-cell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9" office:value-type="string">
            <text:p>Spacer sleeve for LED 12mm</text:p>
          </table:table-cell>
          <table:table-cell table:style-name="ce12" office:value-type="string">
            <text:p>See picture EEZ Arduino shield+BP LED spacers.JPG</text:p>
          </table:table-cell>
          <table:table-cell table:style-name="ce15" office:value-type="string">
            <text:p>n/a</text:p>
          </table:table-cell>
          <table:table-cell table:style-name="ce18" office:value-type="string">
            <text:p>-</text:p>
          </table:table-cell>
          <table:table-cell table:style-name="ce24"/>
          <table:table-cell table:style-name="ce27" table:formula="of:=IF([.E69]=&quot;-&quot;;&quot;&quot;;IF([.A69]=&quot;&quot;;[.F69];[.A69]*[.F69]))">
            <text:p/>
          </table:table-cell>
          <table:table-cell table:style-name="ce9"/>
          <table:table-cell table:style-name="ce9" office:value-type="string">
            <text:p>FIX-LEDH-12</text:p>
          </table:table-cell>
          <table:table-cell table:style-name="ce34" office:value-type="float" office:value="0.06377">
            <text:p>0,064</text:p>
          </table:table-cell>
          <table:table-cell table:style-name="ce37" table:formula="of:=IF([.I69]=&quot;-&quot;;&quot;&quot;;IF([.A69]=&quot;&quot;;[.J69];[.A69]*[.J69]))" office:value-type="currency" office:currency="EUR" office:value="0.82901">
            <text:p>0,83 €</text:p>
          </table:table-cell>
          <table:table-cell table:style-name="ce35" table:formula="of:=IF(AND([.E69]&lt;&gt;&quot;-&quot;;[.G69]*[.$L$1]&lt;[.K69]);[.G69]*[.$L$1];[.K69])" office:value-type="currency" office:currency="EUR" office:value="0.82901">
            <text:p>0,83 €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21"/>
          <table:table-cell table:style-name="ce28" table:formula="of:=SUM([.G4:.G69])" office:value-type="currency" office:currency="GBP" office:value="64.5079">
            <text:p>£64,51</text:p>
          </table:table-cell>
          <table:table-cell table:style-name="ce14" table:number-columns-repeated="2"/>
          <table:table-cell table:style-name="ce21"/>
          <table:table-cell table:style-name="ce38" table:formula="of:=SUM([.K4:.K69])" office:value-type="currency" office:currency="EUR" office:value="38.23746">
            <text:p>38,24 €</text:p>
          </table:table-cell>
          <table:table-cell table:style-name="ce42" table:formula="of:=SUM([.L4:.L69])" office:value-type="currency" office:currency="EUR" office:value="60.383478548">
            <text:p>60,38 €</text:p>
          </table:table-cell>
        </table:table-row>
        <table:table-row table:style-name="ro5">
          <table:table-cell table:style-name="ce1"/>
          <table:table-cell table:number-columns-repeated="4"/>
          <table:table-cell table:style-name="ce21"/>
          <table:table-cell table:style-name="ce25"/>
          <table:table-cell table:style-name="ce14" table:number-columns-repeated="2"/>
          <table:table-cell table:style-name="ce21"/>
          <table:table-cell table:style-name="ce36"/>
          <table:table-cell table:style-name="ce35"/>
        </table:table-row>
        <table:table-row table:style-name="ro1">
          <table:table-cell table:style-name="ce4" office:value-type="string" table:number-columns-spanned="11" table:number-rows-spanned="1">
            <text:p>Optional (input and output protection)</text:p>
          </table:table-cell>
          <table:covered-table-cell table:number-columns-repeated="3" table:style-name="ce8"/>
          <table:covered-table-cell table:style-name="ce19"/>
          <table:covered-table-cell table:style-name="ce23"/>
          <table:covered-table-cell table:number-columns-repeated="3" table:style-name="ce2"/>
          <table:covered-table-cell table:style-name="ce23"/>
          <table:covered-table-cell table:style-name="ce2"/>
          <table:table-cell table:style-name="ce41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SMBJ5.0A-TR</text:p>
          </table:table-cell>
          <table:table-cell/>
          <table:table-cell table:style-name="ce14" office:value-type="string">
            <text:p>D6</text:p>
          </table:table-cell>
          <table:table-cell office:value-type="string">
            <text:p>2353654</text:p>
          </table:table-cell>
          <table:table-cell table:style-name="ce21" office:value-type="float" office:value="0.0714">
            <text:p>0,071</text:p>
          </table:table-cell>
          <table:table-cell table:style-name="ce25" table:formula="of:=IF([.E73]=&quot;-&quot;;&quot;&quot;;IF([.A73]=&quot;&quot;;[.F73];[.A73]*[.F73]))" office:value-type="currency" office:currency="GBP" office:value="0.0714">
            <text:p>£0,07</text:p>
          </table:table-cell>
          <table:table-cell table:style-name="ce14"/>
          <table:table-cell table:style-name="ce14" office:value-type="string">
            <text:p>SMBJ5.0A-TR </text:p>
          </table:table-cell>
          <table:table-cell table:style-name="ce21" office:value-type="float" office:value="0.0892">
            <text:p>0,089</text:p>
          </table:table-cell>
          <table:table-cell table:style-name="ce36" table:formula="of:=IF([.I73]=&quot;-&quot;;&quot;&quot;;IF([.A73]=&quot;&quot;;[.J73];[.A73]*[.J73]))" office:value-type="currency" office:currency="EUR" office:value="0.0892">
            <text:p>0,09 €</text:p>
          </table:table-cell>
          <table:table-cell table:style-name="ce35" table:formula="of:=IF(AND([.E73]&lt;&gt;&quot;-&quot;;[.G73]*[.$L$1]&lt;[.K73]);[.G73]*[.$L$1];[.K73])" office:value-type="currency" office:currency="EUR" office:value="0.0892">
            <text:p>0,09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2057-09-BLF</text:p>
          </table:table-cell>
          <table:table-cell table:style-name="ce12" office:value-type="string">
            <text:p>90V SAR</text:p>
          </table:table-cell>
          <table:table-cell table:style-name="ce9" office:value-type="string">
            <text:p>SAR1, SAR2</text:p>
          </table:table-cell>
          <table:table-cell table:style-name="ce10" office:value-type="float" office:value="2148229">
            <text:p>2148229</text:p>
          </table:table-cell>
          <table:table-cell table:style-name="ce24" office:value-type="float" office:value="0.294">
            <text:p>0,294</text:p>
          </table:table-cell>
          <table:table-cell table:style-name="ce27" table:formula="of:=IF([.E74]=&quot;-&quot;;&quot;&quot;;IF([.A74]=&quot;&quot;;[.F74];[.A74]*[.F74]))" office:value-type="currency" office:currency="GBP" office:value="0.588">
            <text:p>£0,59</text:p>
          </table:table-cell>
          <table:table-cell table:style-name="ce9"/>
          <table:table-cell table:style-name="ce9" office:value-type="string">
            <text:p>CG-90L </text:p>
          </table:table-cell>
          <table:table-cell table:style-name="ce34" office:value-type="float" office:value="1.1811">
            <text:p>1,181</text:p>
          </table:table-cell>
          <table:table-cell table:style-name="ce37" table:formula="of:=IF([.I74]=&quot;-&quot;;&quot;&quot;;IF([.A74]=&quot;&quot;;[.J74];[.A74]*[.J74]))" office:value-type="currency" office:currency="EUR" office:value="2.3622">
            <text:p>2,36 €</text:p>
          </table:table-cell>
          <table:table-cell table:style-name="ce35" table:formula="of:=IF(AND([.E74]&lt;&gt;&quot;-&quot;;[.G74]*[.$L$1]&lt;[.K74]);[.G74]*[.$L$1];[.K74])" office:value-type="currency" office:currency="EUR" office:value="0.81963084">
            <text:p>0,82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1301.9316</text:p>
          </table:table-cell>
          <table:table-cell office:value-type="string">
            <text:p>Tactile switch</text:p>
          </table:table-cell>
          <table:table-cell table:style-name="ce14" office:value-type="string">
            <text:p>SW1</text:p>
          </table:table-cell>
          <table:table-cell office:value-type="string">
            <text:p>1217765</text:p>
          </table:table-cell>
          <table:table-cell table:style-name="ce21" office:value-type="float" office:value="0.51">
            <text:p>0,510</text:p>
          </table:table-cell>
          <table:table-cell table:style-name="ce25" table:formula="of:=IF([.E75]=&quot;-&quot;;&quot;&quot;;IF([.A75]=&quot;&quot;;[.F75];[.A75]*[.F75]))" office:value-type="currency" office:currency="GBP" office:value="0.51">
            <text:p>£0,51</text:p>
          </table:table-cell>
          <table:table-cell table:style-name="ce14"/>
          <table:table-cell table:style-name="ce14" office:value-type="string">
            <text:p>1301.9316</text:p>
          </table:table-cell>
          <table:table-cell table:style-name="ce21" office:value-type="float" office:value="0.22">
            <text:p>0,220</text:p>
          </table:table-cell>
          <table:table-cell table:style-name="ce36" table:formula="of:=IF([.I75]=&quot;-&quot;;&quot;&quot;;IF([.A75]=&quot;&quot;;[.J75];[.A75]*[.J75]))" office:value-type="currency" office:currency="EUR" office:value="0.22">
            <text:p>0,22 €</text:p>
          </table:table-cell>
          <table:table-cell table:style-name="ce35" table:formula="of:=IF(AND([.E75]&lt;&gt;&quot;-&quot;;[.G75]*[.$L$1]&lt;[.K75]);[.G75]*[.$L$1];[.K75])" office:value-type="currency" office:currency="EUR" office:value="0.22">
            <text:p>0,22 €</text:p>
          </table:table-cell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9" office:value-type="string">
            <text:p>ERZE08A201</text:p>
          </table:table-cell>
          <table:table-cell table:style-name="ce12" office:value-type="string">
            <text:p>Varistor 130VAC</text:p>
          </table:table-cell>
          <table:table-cell table:style-name="ce9" office:value-type="string">
            <text:p>VR1, VR2, VR3, VR4, VR5, VR6, VR7, VR8</text:p>
          </table:table-cell>
          <table:table-cell table:style-name="ce10" office:value-type="float" office:value="2291786">
            <text:p>2291786</text:p>
          </table:table-cell>
          <table:table-cell table:style-name="ce24" office:value-type="float" office:value="0.191">
            <text:p>0,191</text:p>
          </table:table-cell>
          <table:table-cell table:style-name="ce27" table:formula="of:=IF([.E76]=&quot;-&quot;;&quot;&quot;;IF([.A76]=&quot;&quot;;[.F76];[.A76]*[.F76]))" office:value-type="currency" office:currency="GBP" office:value="1.528">
            <text:p>£1,53</text:p>
          </table:table-cell>
          <table:table-cell table:style-name="ce9"/>
          <table:table-cell table:style-name="ce9" office:value-type="string">
            <text:p>SIOV-S10K130 </text:p>
          </table:table-cell>
          <table:table-cell table:style-name="ce34" office:value-type="float" office:value="0.2627">
            <text:p>0,263</text:p>
          </table:table-cell>
          <table:table-cell table:style-name="ce37" table:formula="of:=IF([.I76]=&quot;-&quot;;&quot;&quot;;IF([.A76]=&quot;&quot;;[.J76];[.A76]*[.J76]))" office:value-type="currency" office:currency="EUR" office:value="2.1016">
            <text:p>2,10 €</text:p>
          </table:table-cell>
          <table:table-cell table:style-name="ce35" table:formula="of:=IF(AND([.E76]&lt;&gt;&quot;-&quot;;[.G76]*[.$L$1]&lt;[.K76]);[.G76]*[.$L$1];[.K76])" office:value-type="currency" office:currency="EUR" office:value="2.1016">
            <text:p>2,10 €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1.5KE68A</text:p>
          </table:table-cell>
          <table:table-cell office:value-type="string">
            <text:p>TVS 68V</text:p>
          </table:table-cell>
          <table:table-cell table:style-name="ce14" office:value-type="string">
            <text:p>ZD1, ZD2, ZD3, ZD4</text:p>
          </table:table-cell>
          <table:table-cell office:value-type="string">
            <text:p>9885102</text:p>
          </table:table-cell>
          <table:table-cell table:style-name="ce21" office:value-type="float" office:value="0.393">
            <text:p>0,393</text:p>
          </table:table-cell>
          <table:table-cell table:style-name="ce25" table:formula="of:=IF([.E77]=&quot;-&quot;;&quot;&quot;;IF([.A77]=&quot;&quot;;[.F77];[.A77]*[.F77]))" office:value-type="currency" office:currency="GBP" office:value="1.572">
            <text:p>£1,57</text:p>
          </table:table-cell>
          <table:table-cell table:style-name="ce14"/>
          <table:table-cell table:style-name="ce14" office:value-type="string">
            <text:p>1.5KE68A </text:p>
          </table:table-cell>
          <table:table-cell table:style-name="ce21" office:value-type="float" office:value="0.2008">
            <text:p>0,201</text:p>
          </table:table-cell>
          <table:table-cell table:style-name="ce36" table:formula="of:=IF([.I77]=&quot;-&quot;;&quot;&quot;;IF([.A77]=&quot;&quot;;[.J77];[.A77]*[.J77]))" office:value-type="currency" office:currency="EUR" office:value="0.8032">
            <text:p>0,80 €</text:p>
          </table:table-cell>
          <table:table-cell table:style-name="ce35" table:formula="of:=IF(AND([.E77]&lt;&gt;&quot;-&quot;;[.G77]*[.$L$1]&lt;[.K77]);[.G77]*[.$L$1];[.K77])" office:value-type="currency" office:currency="EUR" office:value="0.8032">
            <text:p>0,80 €</text:p>
          </table:table-cell>
        </table:table-row>
        <table:table-row table:style-name="ro5">
          <table:table-cell table:number-columns-repeated="6"/>
          <table:table-cell table:style-name="ce29" table:formula="of:=SUM([.G73:.G77])" office:value-type="currency" office:currency="GBP" office:value="4.2694">
            <text:p>£4,27</text:p>
          </table:table-cell>
          <table:table-cell table:number-columns-repeated="3"/>
          <table:table-cell table:style-name="ce29" table:formula="of:=SUM([.K73:.K77])" office:value-type="currency" office:currency="EUR" office:value="5.5762">
            <text:p>5,58 €</text:p>
          </table:table-cell>
          <table:table-cell table:style-name="ce43" table:formula="of:=SUM([.L73:.L77])" office:value-type="currency" office:currency="EUR" office:value="4.03363084">
            <text:p>4,03 €</text:p>
          </table:table-cell>
        </table:table-row>
        <table:table-row table:style-name="ro5">
          <table:table-cell table:number-columns-repeated="6"/>
          <table:table-cell table:style-name="ce29"/>
          <table:table-cell table:number-columns-repeated="3"/>
          <table:table-cell table:style-name="ce29"/>
          <table:table-cell table:style-name="ce43"/>
        </table:table-row>
        <table:table-row table:style-name="ro1">
          <table:table-cell table:style-name="ce4" office:value-type="string" table:number-columns-spanned="11" table:number-rows-spanned="1">
            <text:p>Optional (V/F converters for battery temperature)</text:p>
          </table:table-cell>
          <table:covered-table-cell table:number-columns-repeated="3" table:style-name="ce8"/>
          <table:covered-table-cell table:style-name="ce19"/>
          <table:covered-table-cell table:style-name="ce23"/>
          <table:covered-table-cell table:number-columns-repeated="3" table:style-name="ce2"/>
          <table:covered-table-cell table:style-name="ce23"/>
          <table:covered-table-cell table:style-name="ce2"/>
          <table:table-cell table:style-name="ce41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100n</text:p>
          </table:table-cell>
          <table:table-cell office:value-type="string">
            <text:p>0603</text:p>
          </table:table-cell>
          <table:table-cell table:style-name="ce14" office:value-type="string">
            <text:p>C45, C47</text:p>
          </table:table-cell>
          <table:table-cell office:value-type="string">
            <text:p>1759016</text:p>
          </table:table-cell>
          <table:table-cell table:style-name="ce21" office:value-type="float" office:value="0.0062">
            <text:p>0,006</text:p>
          </table:table-cell>
          <table:table-cell table:style-name="ce25" table:formula="of:=IF([.E81]=&quot;-&quot;;&quot;&quot;;IF([.A81]=&quot;&quot;;[.F81];[.A81]*[.F81]))" office:value-type="currency" office:currency="GBP" office:value="0.0124">
            <text:p>£0,01</text:p>
          </table:table-cell>
          <table:table-cell table:style-name="ce14"/>
          <table:table-cell table:style-name="ce14" office:value-type="string">
            <text:p>CL10B104KO8NNNC </text:p>
          </table:table-cell>
          <table:table-cell table:style-name="ce21" office:value-type="float" office:value="0.00596">
            <text:p>0,006</text:p>
          </table:table-cell>
          <table:table-cell table:style-name="ce36" table:formula="of:=IF([.I81]=&quot;-&quot;;&quot;&quot;;IF([.A81]=&quot;&quot;;[.J81];[.A81]*[.J81]))" office:value-type="currency" office:currency="EUR" office:value="0.01192">
            <text:p>0,01 €</text:p>
          </table:table-cell>
          <table:table-cell table:style-name="ce35" table:formula="of:=IF(AND([.E81]&lt;&gt;&quot;-&quot;;[.G81]*[.$L$1]&lt;[.K81]);[.G81]*[.$L$1];[.K81])" office:value-type="currency" office:currency="EUR" office:value="0.01192">
            <text:p>0,0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47n</text:p>
          </table:table-cell>
          <table:table-cell table:style-name="ce12"/>
          <table:table-cell table:style-name="ce9" office:value-type="string">
            <text:p>C46, C48</text:p>
          </table:table-cell>
          <table:table-cell table:style-name="ce10" office:value-type="string">
            <text:p>1759260</text:p>
          </table:table-cell>
          <table:table-cell table:style-name="ce24" office:value-type="float" office:value="0.015">
            <text:p>0,015</text:p>
          </table:table-cell>
          <table:table-cell table:style-name="ce27" table:formula="of:=IF([.E82]=&quot;-&quot;;&quot;&quot;;IF([.A82]=&quot;&quot;;[.F82];[.A82]*[.F82]))" office:value-type="currency" office:currency="GBP" office:value="0.03">
            <text:p>£0,03</text:p>
          </table:table-cell>
          <table:table-cell table:style-name="ce9"/>
          <table:table-cell table:style-name="ce9" office:value-type="string">
            <text:p>CC0805KRX7R9473 </text:p>
          </table:table-cell>
          <table:table-cell table:style-name="ce34" office:value-type="float" office:value="0.0094">
            <text:p>0,009</text:p>
          </table:table-cell>
          <table:table-cell table:style-name="ce37" table:formula="of:=IF([.I82]=&quot;-&quot;;&quot;&quot;;IF([.A82]=&quot;&quot;;[.J82];[.A82]*[.J82]))" office:value-type="currency" office:currency="EUR" office:value="0.0188">
            <text:p>0,02 €</text:p>
          </table:table-cell>
          <table:table-cell table:style-name="ce35" table:formula="of:=IF(AND([.E82]&lt;&gt;&quot;-&quot;;[.G82]*[.$L$1]&lt;[.K82]);[.G82]*[.$L$1];[.K82])" office:value-type="currency" office:currency="EUR" office:value="0.0188">
            <text:p>0,02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BC857BS</text:p>
          </table:table-cell>
          <table:table-cell/>
          <table:table-cell table:style-name="ce14" office:value-type="string">
            <text:p>IC17, IC19</text:p>
          </table:table-cell>
          <table:table-cell office:value-type="string">
            <text:p>1081247</text:p>
          </table:table-cell>
          <table:table-cell table:style-name="ce21" office:value-type="float" office:value="0.035">
            <text:p>0,035</text:p>
          </table:table-cell>
          <table:table-cell table:style-name="ce25" table:formula="of:=IF([.E83]=&quot;-&quot;;&quot;&quot;;IF([.A26]=&quot;&quot;;[.F83];[.A26]*[.F83]))" office:value-type="currency" office:currency="GBP" office:value="0.035">
            <text:p>£0,04</text:p>
          </table:table-cell>
          <table:table-cell table:style-name="ce14"/>
          <table:table-cell table:style-name="ce14" office:value-type="string">
            <text:p>BC857BS </text:p>
          </table:table-cell>
          <table:table-cell table:style-name="ce21" office:value-type="float" office:value="0.02748">
            <text:p>0,027</text:p>
          </table:table-cell>
          <table:table-cell table:style-name="ce36" table:formula="of:=IF([.I83]=&quot;-&quot;;&quot;&quot;;IF([.A26]=&quot;&quot;;[.J83];[.A26]*[.J83]))" office:value-type="currency" office:currency="EUR" office:value="0.02748">
            <text:p>0,03 €</text:p>
          </table:table-cell>
          <table:table-cell table:style-name="ce35" table:formula="of:=IF(AND([.E83]&lt;&gt;&quot;-&quot;;[.G83]*[.$L$1]&lt;[.K83]);[.G83]*[.$L$1];[.K83])" office:value-type="currency" office:currency="EUR" office:value="0.02748">
            <text:p>0,03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NE555D</text:p>
          </table:table-cell>
          <table:table-cell table:style-name="ce12"/>
          <table:table-cell table:style-name="ce9" office:value-type="string">
            <text:p>IC18, IC20</text:p>
          </table:table-cell>
          <table:table-cell table:style-name="ce10" office:value-type="string">
            <text:p>9589880</text:p>
          </table:table-cell>
          <table:table-cell table:style-name="ce24" office:value-type="float" office:value="0.194">
            <text:p>0,194</text:p>
          </table:table-cell>
          <table:table-cell table:style-name="ce27" table:formula="of:=IF([.E84]=&quot;-&quot;;&quot;&quot;;IF([.A84]=&quot;&quot;;[.F84];[.A84]*[.F84]))" office:value-type="currency" office:currency="GBP" office:value="0.388">
            <text:p>£0,39</text:p>
          </table:table-cell>
          <table:table-cell table:style-name="ce9"/>
          <table:table-cell table:style-name="ce9" office:value-type="string">
            <text:p>TLC555CD</text:p>
          </table:table-cell>
          <table:table-cell table:style-name="ce34" office:value-type="float" office:value="0.25">
            <text:p>0,250</text:p>
          </table:table-cell>
          <table:table-cell table:style-name="ce37" table:formula="of:=IF([.I84]=&quot;-&quot;;&quot;&quot;;IF([.A84]=&quot;&quot;;[.J84];[.A84]*[.J84]))" office:value-type="currency" office:currency="EUR" office:value="0.5">
            <text:p>0,50 €</text:p>
          </table:table-cell>
          <table:table-cell table:style-name="ce35" table:formula="of:=IF(AND([.E84]&lt;&gt;&quot;-&quot;;[.G84]*[.$L$1]&lt;[.K84]);[.G84]*[.$L$1];[.K84])" office:value-type="currency" office:currency="EUR" office:value="0.5">
            <text:p>0,50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1K5</text:p>
          </table:table-cell>
          <table:table-cell/>
          <table:table-cell table:style-name="ce14" office:value-type="string">
            <text:p>R29, R35</text:p>
          </table:table-cell>
          <table:table-cell office:value-type="string">
            <text:p>9332600</text:p>
          </table:table-cell>
          <table:table-cell table:style-name="ce21" office:value-type="float" office:value="0.016">
            <text:p>0,016</text:p>
          </table:table-cell>
          <table:table-cell table:style-name="ce25" table:formula="of:=IF([.E85]=&quot;-&quot;;&quot;&quot;;IF([.A85]=&quot;&quot;;[.F85];[.A85]*[.F85]))" office:value-type="currency" office:currency="GBP" office:value="0.032">
            <text:p>£0,03</text:p>
          </table:table-cell>
          <table:table-cell table:style-name="ce14"/>
          <table:table-cell table:style-name="ce14" office:value-type="string">
            <text:p>RC0805FR-071K5 </text:p>
          </table:table-cell>
          <table:table-cell table:style-name="ce21" office:value-type="float" office:value="0.00699">
            <text:p>0,007</text:p>
          </table:table-cell>
          <table:table-cell table:style-name="ce36" table:formula="of:=IF([.I85]=&quot;-&quot;;&quot;&quot;;IF([.A85]=&quot;&quot;;[.J85];[.A85]*[.J85]))" office:value-type="currency" office:currency="EUR" office:value="0.01398">
            <text:p>0,01 €</text:p>
          </table:table-cell>
          <table:table-cell table:style-name="ce35" table:formula="of:=IF(AND([.E85]&lt;&gt;&quot;-&quot;;[.G85]*[.$L$1]&lt;[.K85]);[.G85]*[.$L$1];[.K85])" office:value-type="currency" office:currency="EUR" office:value="0.01398">
            <text:p>0,0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22-23-2021</text:p>
          </table:table-cell>
          <table:table-cell table:style-name="ce12" office:value-type="string">
            <text:p>2-pin 0.1” socket</text:p>
          </table:table-cell>
          <table:table-cell table:style-name="ce9" office:value-type="string">
            <text:p>X10, X12</text:p>
          </table:table-cell>
          <table:table-cell table:style-name="ce10" office:value-type="float" office:value="1462926">
            <text:p>1462926</text:p>
          </table:table-cell>
          <table:table-cell table:style-name="ce24" office:value-type="float" office:value="0.0399">
            <text:p>0,040</text:p>
          </table:table-cell>
          <table:table-cell table:style-name="ce27" table:formula="of:=IF([.E86]=&quot;-&quot;;&quot;&quot;;IF([.A86]=&quot;&quot;;[.F86];[.A86]*[.F86]))" office:value-type="currency" office:currency="GBP" office:value="0.0798">
            <text:p>£0,08</text:p>
          </table:table-cell>
          <table:table-cell table:style-name="ce9"/>
          <table:table-cell table:style-name="ce9" office:value-type="string">
            <text:p>MX-22-23-2021 </text:p>
          </table:table-cell>
          <table:table-cell table:style-name="ce34" office:value-type="float" office:value="0.06">
            <text:p>0,060</text:p>
          </table:table-cell>
          <table:table-cell table:style-name="ce37" table:formula="of:=IF([.I86]=&quot;-&quot;;&quot;&quot;;IF([.A86]=&quot;&quot;;[.J86];[.A86]*[.J86]))" office:value-type="currency" office:currency="EUR" office:value="0.12">
            <text:p>0,12 €</text:p>
          </table:table-cell>
          <table:table-cell table:style-name="ce35" table:formula="of:=IF(AND([.E86]&lt;&gt;&quot;-&quot;;[.G86]*[.$L$1]&lt;[.K86]);[.G86]*[.$L$1];[.K86])" office:value-type="currency" office:currency="EUR" office:value="0.111235614">
            <text:p>0,11 €</text:p>
          </table:table-cell>
        </table:table-row>
        <table:table-row table:style-name="ro1">
          <table:table-cell table:style-name="ce1"/>
          <table:table-cell table:number-columns-repeated="2"/>
          <table:table-cell table:style-name="ce14"/>
          <table:table-cell/>
          <table:table-cell table:style-name="ce21"/>
          <table:table-cell table:style-name="ce28" table:formula="of:=SUM([.G81:.G86])" office:value-type="currency" office:currency="GBP" office:value="0.5772">
            <text:p>£0,58</text:p>
          </table:table-cell>
          <table:table-cell table:style-name="ce14" table:number-columns-repeated="2"/>
          <table:table-cell table:style-name="ce21"/>
          <table:table-cell table:style-name="ce38" table:formula="of:=SUM([.K81:.K86])" office:value-type="currency" office:currency="EUR" office:value="0.69218">
            <text:p>0,69 €</text:p>
          </table:table-cell>
          <table:table-cell table:style-name="ce42" table:formula="of:=SUM([.L81:.L86])" office:value-type="currency" office:currency="EUR" office:value="0.683415614">
            <text:p>0,68 €</text:p>
          </table:table-cell>
        </table:table-row>
        <table:table-row table:style-name="ro5">
          <table:table-cell table:number-columns-repeated="11"/>
          <table:table-cell table:style-name="ce44"/>
        </table:table-row>
        <table:table-row table:style-name="ro1">
          <table:table-cell table:style-name="ce4" office:value-type="string" table:number-columns-spanned="11" table:number-rows-spanned="1">
            <text:p>Arduino boards</text:p>
          </table:table-cell>
          <table:covered-table-cell table:number-columns-repeated="3" table:style-name="Default"/>
          <table:covered-table-cell table:style-name="ce20"/>
          <table:covered-table-cell table:number-columns-repeated="6" table:style-name="Default"/>
          <table:table-cell table:style-name="ce40"/>
        </table:table-row>
        <table:table-row table:style-name="ro1">
          <table:table-cell/>
          <table:table-cell office:value-type="string">
            <text:p>Arduino Mega2560r3</text:p>
          </table:table-cell>
          <table:table-cell office:value-type="string">
            <text:p>8-bit MCU, 5V</text:p>
          </table:table-cell>
          <table:table-cell table:style-name="ce14"/>
          <table:table-cell office:value-type="float" office:value="2212779">
            <text:p>2212779</text:p>
          </table:table-cell>
          <table:table-cell table:style-name="ce21" office:value-type="float" office:value="28.76">
            <text:p>28,760</text:p>
          </table:table-cell>
          <table:table-cell table:style-name="ce25" table:formula="of:=IF([.E90]=&quot;-&quot;;&quot;&quot;;IF([.A90]=&quot;&quot;;[.F90];[.A90]*[.F90]))" office:value-type="currency" office:currency="GBP" office:value="28.76">
            <text:p>£28,76</text:p>
          </table:table-cell>
          <table:table-cell table:style-name="ce14"/>
          <table:table-cell table:style-name="ce14" office:value-type="string">
            <text:p>A000067 </text:p>
          </table:table-cell>
          <table:table-cell table:style-name="ce21" office:value-type="float" office:value="35.9">
            <text:p>35,900</text:p>
          </table:table-cell>
          <table:table-cell table:style-name="ce36" table:formula="of:=IF([.I90]=&quot;-&quot;;&quot;&quot;;IF([.A90]=&quot;&quot;;[.J90];[.A90]*[.J90]))" office:value-type="currency" office:currency="EUR" office:value="35.9">
            <text:p>35,90 €</text:p>
          </table:table-cell>
          <table:table-cell table:style-name="ce35" table:formula="of:=IF(AND([.E90]&lt;&gt;&quot;-&quot;;[.G90]*[.$L$1]&lt;[.K90]);[.G90]*[.$L$1];[.K90])" office:value-type="currency" office:currency="EUR" office:value="35.9">
            <text:p>35,90 €</text:p>
          </table:table-cell>
        </table:table-row>
        <table:table-row table:style-name="ro1">
          <table:table-cell/>
          <table:table-cell office:value-type="string">
            <text:p>Arduino Due</text:p>
          </table:table-cell>
          <table:table-cell office:value-type="string">
            <text:p>32-bit MCU, 3.3V</text:p>
          </table:table-cell>
          <table:table-cell table:style-name="ce14"/>
          <table:table-cell office:value-type="float" office:value="2250861">
            <text:p>2250861</text:p>
          </table:table-cell>
          <table:table-cell table:style-name="ce21" office:value-type="float" office:value="32.94">
            <text:p>32,940</text:p>
          </table:table-cell>
          <table:table-cell table:style-name="ce25" table:formula="of:=IF([.E91]=&quot;-&quot;;&quot;&quot;;IF([.A91]=&quot;&quot;;[.F91];[.A91]*[.F91]))" office:value-type="currency" office:currency="GBP" office:value="32.94">
            <text:p>£32,94</text:p>
          </table:table-cell>
          <table:table-cell table:style-name="ce14"/>
          <table:table-cell table:style-name="ce14" office:value-type="string">
            <text:p>A000062 </text:p>
          </table:table-cell>
          <table:table-cell table:style-name="ce21" office:value-type="float" office:value="36.5">
            <text:p>36,500</text:p>
          </table:table-cell>
          <table:table-cell table:style-name="ce36" table:formula="of:=IF([.I91]=&quot;-&quot;;&quot;&quot;;IF([.A91]=&quot;&quot;;[.J91];[.A91]*[.J91]))" office:value-type="currency" office:currency="EUR" office:value="36.5">
            <text:p>36,50 €</text:p>
          </table:table-cell>
          <table:table-cell table:style-name="ce35" table:formula="of:=IF(AND([.E91]&lt;&gt;&quot;-&quot;;[.G91]*[.$L$1]&lt;[.K91]);[.G91]*[.$L$1];[.K91])" office:value-type="currency" office:currency="EUR" office:value="36.5">
            <text:p>36,50 €</text:p>
          </table:table-cell>
        </table:table-row>
        <table:table-row table:style-name="ro1">
          <table:table-cell/>
          <table:table-cell office:value-type="string" table:number-columns-spanned="6" table:number-rows-spanned="1">
            <text:p>or search for clones on eBay, etc.</text:p>
          </table:table-cell>
          <table:covered-table-cell table:number-columns-repeated="5"/>
          <table:table-cell table:number-columns-repeated="4"/>
          <table:table-cell table:style-name="ce44"/>
        </table:table-row>
        <table:table-row table:style-name="ro5">
          <table:table-cell table:number-columns-repeated="11"/>
          <table:table-cell table:style-name="ce44"/>
        </table:table-row>
        <table:table-row table:style-name="ro1">
          <table:table-cell table:style-name="ce4" office:value-type="string" table:number-columns-spanned="11" table:number-rows-spanned="1">
            <text:p>3.2” TFT Touch screen with SD-card (TFT_320QVT)</text:p>
          </table:table-cell>
          <table:covered-table-cell table:number-columns-repeated="3" table:style-name="Default"/>
          <table:covered-table-cell table:style-name="ce20"/>
          <table:covered-table-cell table:number-columns-repeated="6" table:style-name="Default"/>
          <table:table-cell table:style-name="ce40"/>
        </table:table-row>
        <table:table-row table:style-name="ro6">
          <table:table-cell/>
          <table:table-cell office:value-type="string" table:number-columns-spanned="3" table:number-rows-spanned="1">
            <text:p><text:span text:style-name="T1">Option #1:</text:span> http://eckstein-shop.de/32-inch-240x320-TFT-with-Touch-panel_1</text:p>
          </table:table-cell>
          <table:covered-table-cell table:number-columns-repeated="2"/>
          <table:table-cell table:style-name="ce17" office:value-type="string">
            <text:p>-</text:p>
          </table:table-cell>
          <table:table-cell/>
          <table:table-cell/>
          <table:table-cell/>
          <table:table-cell/>
          <table:table-cell table:style-name="ce21" office:value-type="float" office:value="14.45">
            <text:p>14,450</text:p>
          </table:table-cell>
          <table:table-cell table:style-name="ce36" table:formula="of:=IF([.I95]=&quot;-&quot;;&quot;&quot;;IF([.A95]=&quot;&quot;;[.J95];[.A95]*[.J95]))" office:value-type="currency" office:currency="EUR" office:value="14.45">
            <text:p>14,45 €</text:p>
          </table:table-cell>
          <table:table-cell table:style-name="ce35" table:formula="of:=IF(AND([.E95]&lt;&gt;&quot;-&quot;;[.G95]*[.$L$1]&lt;[.K95]);[.G95]*[.$L$1];[.K95])" office:value-type="currency" office:currency="EUR" office:value="14.45">
            <text:p>14,45 €</text:p>
          </table:table-cell>
        </table:table-row>
        <table:table-row table:style-name="ro6">
          <table:table-cell/>
          <table:table-cell table:style-name="ce11" office:value-type="string" table:number-columns-spanned="6" table:number-rows-spanned="1">
            <text:p><text:span text:style-name="T1">Option #2:</text:span> http:// www.sainsmart.com/sainsmart-3-2-tft-lcd-display-touch-panel-pcb-adapter-sd-slot-for-arduino-2560.html (SKU:20-011-918)</text:p>
          </table:table-cell>
          <table:covered-table-cell table:number-columns-repeated="2"/>
          <table:covered-table-cell table:style-name="ce17"/>
          <table:covered-table-cell table:number-columns-repeated="2"/>
          <table:table-cell table:number-columns-repeated="2"/>
          <table:table-cell table:style-name="ce21"/>
          <table:table-cell table:style-name="ce36"/>
          <table:table-cell table:style-name="ce35"/>
        </table:table-row>
        <table:table-row table:style-name="ro7">
          <table:table-cell/>
          <table:table-cell table:style-name="ce11" office:value-type="string" table:number-columns-spanned="6" table:number-rows-spanned="1">
            <text:p><text:span text:style-name="T1">Option #3:</text:span> search on eBay, etc. for <text:span text:style-name="T2">3.2" TFT LCD Display Module + Touch Panel +SD Reader (before </text:span><text:span text:style-name="T2">buy check model name, screen site and resolution, total physical dimension 65x95mm, 40-pin connector </text:span><text:span text:style-name="T2">and controller type SSD1289)</text:span></text:p>
          </table:table-cell>
          <table:covered-table-cell table:number-columns-repeated="5"/>
          <table:table-cell table:number-columns-repeated="2"/>
          <table:table-cell table:style-name="ce21"/>
          <table:table-cell table:style-name="ce36"/>
          <table:table-cell table:style-name="ce44"/>
        </table:table-row>
        <table:table-row table:style-name="ro3">
          <table:table-cell table:style-name="ce1" office:value-type="float" office:value="4">
            <text:p>4</text:p>
          </table:table-cell>
          <table:table-cell table:style-name="ce11" office:value-type="string">
            <text:p>Screwed spacer sleeve; hexagonal; polyamide</text:p>
          </table:table-cell>
          <table:table-cell office:value-type="string">
            <text:p>10mm, M2.5</text:p>
          </table:table-cell>
          <table:table-cell office:value-type="string">
            <text:p>Do not use metal spacer!</text:p>
          </table:table-cell>
          <table:table-cell table:style-name="ce17" office:value-type="string">
            <text:p>-</text:p>
          </table:table-cell>
          <table:table-cell/>
          <table:table-cell table:style-name="ce25" table:formula="of:=IF([.E98]=&quot;-&quot;;&quot;&quot;;IF([.A98]=&quot;&quot;;[.F98];[.A98]*[.F98]))">
            <text:p/>
          </table:table-cell>
          <table:table-cell/>
          <table:table-cell office:value-type="string">
            <text:p>TFF-M2.5X10/DR182</text:p>
          </table:table-cell>
          <table:table-cell office:value-type="float" office:value="0.1748">
            <text:p>0,1748</text:p>
          </table:table-cell>
          <table:table-cell table:style-name="ce36" table:formula="of:=IF([.I98]=&quot;-&quot;;&quot;&quot;;IF([.A98]=&quot;&quot;;[.J98];[.A98]*[.J98]))" office:value-type="currency" office:currency="EUR" office:value="0.6992">
            <text:p>0,70 €</text:p>
          </table:table-cell>
          <table:table-cell table:style-name="ce35" table:formula="of:=IF(AND([.E98]&lt;&gt;&quot;-&quot;;[.G98]*[.$L$1]&lt;[.K98]);[.G98]*[.$L$1];[.K98])" office:value-type="currency" office:currency="EUR" office:value="0.6992">
            <text:p>0,70 €</text:p>
          </table:table-cell>
        </table:table-row>
        <table:table-row table:style-name="ro3">
          <table:table-cell table:style-name="ce1" office:value-type="float" office:value="4">
            <text:p>4</text:p>
          </table:table-cell>
          <table:table-cell table:style-name="ce11" office:value-type="string">
            <text:p>Spacer sleeve; 4mm; cylindrical; brass</text:p>
          </table:table-cell>
          <table:table-cell office:value-type="string">
            <text:p>Internal diameter 2.6mm</text:p>
          </table:table-cell>
          <table:table-cell table:style-name="Default"/>
          <table:table-cell table:style-name="ce17" office:value-type="string">
            <text:p>-</text:p>
          </table:table-cell>
          <table:table-cell/>
          <table:table-cell table:style-name="ce25" table:formula="of:=IF([.E99]=&quot;-&quot;;&quot;&quot;;IF([.A99]=&quot;&quot;;[.F99];[.A99]*[.F99]))">
            <text:p/>
          </table:table-cell>
          <table:table-cell/>
          <table:table-cell office:value-type="string">
            <text:p>DR315/2.6X4 </text:p>
          </table:table-cell>
          <table:table-cell office:value-type="float" office:value="0.0732">
            <text:p>0,0732</text:p>
          </table:table-cell>
          <table:table-cell table:style-name="ce36" table:formula="of:=IF([.I99]=&quot;-&quot;;&quot;&quot;;IF([.A99]=&quot;&quot;;[.J99];[.A99]*[.J99]))" office:value-type="currency" office:currency="EUR" office:value="0.2928">
            <text:p>0,29 €</text:p>
          </table:table-cell>
          <table:table-cell table:style-name="ce35" table:formula="of:=IF(AND([.E99]&lt;&gt;&quot;-&quot;;[.G99]*[.$L$1]&lt;[.K99]);[.G99]*[.$L$1];[.K99])" office:value-type="currency" office:currency="EUR" office:value="0.2928">
            <text:p>0,29 €</text:p>
          </table:table-cell>
        </table:table-row>
        <table:table-row table:style-name="ro1">
          <table:table-cell table:style-name="ce1"/>
          <table:table-cell table:style-name="ce11"/>
          <table:table-cell table:number-columns-repeated="2"/>
          <table:table-cell table:style-name="ce17"/>
          <table:table-cell/>
          <table:table-cell table:style-name="ce25"/>
          <table:table-cell table:number-columns-repeated="3"/>
          <table:table-cell table:style-name="ce36"/>
          <table:table-cell table:style-name="ce42" table:formula="of:=SUM([.L95:.L99])" office:value-type="currency" office:currency="EUR" office:value="15.442">
            <text:p>15,44 €</text:p>
          </table:table-cell>
        </table:table-row>
        <table:table-row table:style-name="ro5">
          <table:table-cell table:style-name="ce1"/>
          <table:table-cell table:style-name="ce11"/>
          <table:table-cell table:number-columns-repeated="2"/>
          <table:table-cell table:style-name="ce17"/>
          <table:table-cell/>
          <table:table-cell table:style-name="ce25"/>
          <table:table-cell table:number-columns-repeated="3"/>
          <table:table-cell table:style-name="ce36"/>
          <table:table-cell table:style-name="ce42"/>
        </table:table-row>
        <table:table-row table:style-name="ro8">
          <table:table-cell table:style-name="ce1" office:value-type="float" office:value="2">
            <text:p>2</text:p>
          </table:table-cell>
          <table:table-cell table:style-name="ce11" office:value-type="string">
            <text:p>SIL-32 gold plated pin strip</text:p>
          </table:table-cell>
          <table:table-cell office:value-type="string" table:number-columns-spanned="2" table:number-rows-spanned="1">
            <text:p>Replacement for TFT display 2x20-pin header (not required if you are satisfied with original connector). See picture <text:span text:style-name="T2">EEZ Arduino shield+BP 40-pin connector (replaced).JPG</text:span></text:p>
          </table:table-cell>
          <table:covered-table-cell/>
          <table:table-cell table:style-name="ce17" office:value-type="string">
            <text:p>-</text:p>
          </table:table-cell>
          <table:table-cell/>
          <table:table-cell table:style-name="ce25" table:formula="of:=IF([.E102]=&quot;-&quot;;&quot;&quot;;IF([.A102]=&quot;&quot;;[.F102];[.A102]*[.F102]))">
            <text:p/>
          </table:table-cell>
          <table:table-cell/>
          <table:table-cell office:value-type="string">
            <text:p>STS-32P-K</text:p>
          </table:table-cell>
          <table:table-cell table:style-name="ce21" office:value-type="float" office:value="1.4529">
            <text:p>1,453</text:p>
          </table:table-cell>
          <table:table-cell table:style-name="ce36" table:formula="of:=IF([.I102]=&quot;-&quot;;&quot;&quot;;IF([.A102]=&quot;&quot;;[.J102];[.A102]*[.J102]))" office:value-type="currency" office:currency="EUR" office:value="2.9058">
            <text:p>2,91 €</text:p>
          </table:table-cell>
          <table:table-cell table:style-name="ce35" table:formula="of:=IF(AND([.E102]&lt;&gt;&quot;-&quot;;[.G102]*[.$L$1]&lt;[.K102]);[.G102]*[.$L$1];[.K102])" office:value-type="currency" office:currency="EUR" office:value="2.9058">
            <text:p>2,91 €</text:p>
          </table:table-cell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1" office:value-type="string">
            <text:p>Socket 2x20-pin</text:p>
          </table:table-cell>
          <table:table-cell office:value-type="string" table:number-columns-spanned="2" table:number-rows-spanned="1">
            <text:p>Socket for TFT display (required only in combination with above mentioned replacement)</text:p>
          </table:table-cell>
          <table:covered-table-cell/>
          <table:table-cell table:style-name="ce17" office:value-type="string">
            <text:p>-</text:p>
          </table:table-cell>
          <table:table-cell/>
          <table:table-cell table:style-name="ce25" table:formula="of:=IF([.E103]=&quot;-&quot;;&quot;&quot;;IF([.A103]=&quot;&quot;;[.F103];[.A103]*[.F103]))">
            <text:p/>
          </table:table-cell>
          <table:table-cell/>
          <table:table-cell table:style-name="ce32" office:value-type="string">
            <text:p>ZL304-2X20P</text:p>
          </table:table-cell>
          <table:table-cell table:style-name="ce21" office:value-type="float" office:value="2.4">
            <text:p>2,400</text:p>
          </table:table-cell>
          <table:table-cell table:style-name="ce36" table:formula="of:=IF([.I103]=&quot;-&quot;;&quot;&quot;;IF([.A103]=&quot;&quot;;[.J103];[.A103]*[.J103]))" office:value-type="currency" office:currency="EUR" office:value="2.4">
            <text:p>2,40 €</text:p>
          </table:table-cell>
          <table:table-cell table:style-name="ce35" table:formula="of:=IF(AND([.E103]&lt;&gt;&quot;-&quot;;[.G103]*[.$L$1]&lt;[.K103]);[.G103]*[.$L$1];[.K103])" office:value-type="currency" office:currency="EUR" office:value="2.4">
            <text:p>2,40 €</text:p>
          </table:table-cell>
        </table:table-row>
        <table:table-row table:style-name="ro5">
          <table:table-cell table:number-columns-repeated="11"/>
          <table:table-cell table:style-name="ce44"/>
        </table:table-row>
        <table:table-row table:style-name="ro1">
          <table:table-cell table:style-name="ce4" office:value-type="string" table:number-columns-spanned="11" table:number-rows-spanned="1">
            <text:p>Cables</text:p>
          </table:table-cell>
          <table:covered-table-cell table:number-columns-repeated="10"/>
          <table:table-cell table:style-name="ce44"/>
        </table:table-row>
        <table:table-row table:style-name="ro3">
          <table:table-cell table:style-name="ce1" office:value-type="float" office:value="1">
            <text:p>1</text:p>
          </table:table-cell>
          <table:table-cell office:value-type="string" table:number-columns-spanned="6" table:number-rows-spanned="1">
            <text:p>Ethernet cable: search on eBay, etc. for<text:span text:style-name="T2"> RJ45 Male to Female Panel Mount Ethernet Network Lan </text:span><text:span text:style-name="T2">Extension Cable PC</text:span></text:p>
          </table:table-cell>
          <table:covered-table-cell table:number-columns-repeated="5"/>
          <table:table-cell table:number-columns-repeated="4"/>
          <table:table-cell table:style-name="ce44"/>
        </table:table-row>
        <table:table-row table:style-name="ro3">
          <table:table-cell table:style-name="ce1" office:value-type="float" office:value="1">
            <text:p>1</text:p>
          </table:table-cell>
          <table:table-cell office:value-type="string" table:number-columns-spanned="6" table:number-rows-spanned="1">
            <text:p>Mega2560: Search on eBay, etc. for <text:span text:style-name="T2">USB 2.0 B Male to USB B Female Printer Panel Mount Extension </text:span><text:span text:style-name="T2">Cable</text:span></text:p>
          </table:table-cell>
          <table:covered-table-cell table:number-columns-repeated="5"/>
          <table:table-cell table:number-columns-repeated="4"/>
          <table:table-cell table:style-name="ce44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 table:number-columns-spanned="6" table:number-rows-spanned="1">
            <text:p>Due: Search on eBay, etc. for <text:span text:style-name="T2">USB 2.0 B Female Panel Mount to USB Micro Cable</text:span></text:p>
          </table:table-cell>
          <table:covered-table-cell table:number-columns-repeated="5"/>
          <table:table-cell table:number-columns-repeated="4"/>
          <table:table-cell table:style-name="ce44"/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string">
            <text:p>FC10300-S</text:p>
          </table:table-cell>
          <table:table-cell office:value-type="string">
            <text:p>Ribbon cable with IDC connectors, 10x28AWG, 30cm</text:p>
          </table:table-cell>
          <table:table-cell/>
          <table:table-cell office:value-type="string">
            <text:p><text:s/>2217665</text:p>
          </table:table-cell>
          <table:table-cell office:value-type="float" office:value="0.847">
            <text:p>0,847</text:p>
          </table:table-cell>
          <table:table-cell table:style-name="ce25" table:formula="of:=IF([.E109]=&quot;-&quot;;&quot;&quot;;IF([.A109]=&quot;&quot;;[.F109];[.A109]*[.F109]))" office:value-type="currency" office:currency="GBP" office:value="1.694">
            <text:p>£1,69</text:p>
          </table:table-cell>
          <table:table-cell/>
          <table:table-cell office:value-type="string">
            <text:p>FC10300-S</text:p>
          </table:table-cell>
          <table:table-cell table:style-name="ce21" office:value-type="float" office:value="1.21">
            <text:p>1,210</text:p>
          </table:table-cell>
          <table:table-cell table:style-name="ce36" table:formula="of:=IF([.I109]=&quot;-&quot;;&quot;&quot;;IF([.A109]=&quot;&quot;;[.J109];[.A109]*[.J109]))" office:value-type="currency" office:currency="EUR" office:value="2.42">
            <text:p>2,42 €</text:p>
          </table:table-cell>
          <table:table-cell table:style-name="ce35" table:formula="of:=IF(AND([.E109]&lt;&gt;&quot;-&quot;;[.G109]*[.$L$1]&lt;[.K109]);[.G109]*[.$L$1];[.K109])" office:value-type="currency" office:currency="EUR" office:value="2.36131742">
            <text:p>2,36 €</text:p>
          </table:table-cell>
        </table:table-row>
        <table:table-row table:style-name="ro1">
          <table:table-cell table:style-name="ce4" office:value-type="string" table:number-columns-spanned="11" table:number-rows-spanned="1">
            <text:p>Enclosure</text:p>
          </table:table-cell>
          <table:covered-table-cell table:number-columns-repeated="10"/>
          <table:table-cell table:style-name="ce44"/>
        </table:table-row>
        <table:table-row table:style-name="ro2">
          <table:table-cell table:style-name="ce1"/>
          <table:table-cell office:value-type="string">
            <text:p>Economica EP1153220 (L320 x D200 x H115mm)</text:p>
          </table:table-cell>
          <table:table-cell office:value-type="string" table:number-columns-spanned="2" table:number-rows-spanned="1">
            <text:p><text:a xlink:href="http://www.modushop.biz/site/index.php?route=product/product&amp;path=69_124&amp;product_id=475">http://www.modushop.biz/site/index.php?route=product/product&amp;path=69_124&amp;product_id=475</text:a></text:p>
          </table:table-cell>
          <table:covered-table-cell/>
          <table:table-cell table:style-name="ce17" office:value-type="string">
            <text:p>-</text:p>
          </table:table-cell>
          <table:table-cell/>
          <table:table-cell/>
          <table:table-cell/>
          <table:table-cell/>
          <table:table-cell table:style-name="ce21" office:value-type="float" office:value="19.4">
            <text:p>19,400</text:p>
          </table:table-cell>
          <table:table-cell table:style-name="ce36" table:formula="of:=IF([.I111]=&quot;-&quot;;&quot;&quot;;IF([.A111]=&quot;&quot;;[.J111];[.A111]*[.J111]))" office:value-type="currency" office:currency="EUR" office:value="19.4">
            <text:p>19,40 €</text:p>
          </table:table-cell>
          <table:table-cell table:style-name="ce35" table:formula="of:=IF(AND([.E111]&lt;&gt;&quot;-&quot;;[.G111]*[.$L$1]&lt;[.K111]);[.G111]*[.$L$1];[.K111])" office:value-type="currency" office:currency="EUR" office:value="19.4">
            <text:p>19,40 €</text:p>
          </table:table-cell>
        </table:table-row>
        <table:table-row table:style-name="ro3">
          <table:table-cell table:style-name="ce1"/>
          <table:table-cell office:value-type="string">
            <text:p>Couple of round handles 2U</text:p>
          </table:table-cell>
          <table:table-cell office:value-type="string" table:number-columns-spanned="2" table:number-rows-spanned="1">
            <text:p><text:a xlink:href="http://www.modushop.biz/site/index.php?route=product/product&amp;path=71_151&amp;product_id=304">http://www.modushop.biz/site/index.php?route=product/product&amp;path=71_151&amp;product_id=304</text:a></text:p>
          </table:table-cell>
          <table:covered-table-cell/>
          <table:table-cell table:style-name="ce17" office:value-type="string">
            <text:p>-</text:p>
          </table:table-cell>
          <table:table-cell/>
          <table:table-cell/>
          <table:table-cell/>
          <table:table-cell/>
          <table:table-cell table:style-name="ce21" office:value-type="float" office:value="3.9">
            <text:p>3,900</text:p>
          </table:table-cell>
          <table:table-cell table:style-name="ce36" table:formula="of:=IF([.I112]=&quot;-&quot;;&quot;&quot;;IF([.A112]=&quot;&quot;;[.J112];[.A112]*[.J112]))" office:value-type="currency" office:currency="EUR" office:value="3.9">
            <text:p>3,90 €</text:p>
          </table:table-cell>
          <table:table-cell table:style-name="ce35" table:formula="of:=IF(AND([.E112]&lt;&gt;&quot;-&quot;;[.G112]*[.$L$1]&lt;[.K112]);[.G112]*[.$L$1];[.K112])" office:value-type="currency" office:currency="EUR" office:value="3.9">
            <text:p>3,90 €</text:p>
          </table:table-cell>
        </table:table-row>
        <table:table-row table:style-name="ro3" table:number-rows-repeated="1048463">
          <table:table-cell table:number-columns-repeated="12"/>
        </table:table-row>
        <table:table-row table:style-name="ro3">
          <table:table-cell table:number-columns-repeated="12"/>
        </table:table-row>
      </table:table>
      <table:database-ranges>
        <table:database-range table:target-range-address="Sheet1.A4:Sheet1.K6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6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845cm" fo:margin-bottom="0.725cm" fo:margin-left="0.748cm" fo:margin-right="0.693cm" style:shadow="none" fo:background-color="transparent" style:writing-mode="lr-tb">
        <style:background-image/>
      </style:page-layout-properties>
      <style:header-style>
        <style:header-footer-properties fo:min-height="0.968cm" fo:margin-left="0cm" fo:margin-right="0cm" fo:margin-bottom="0.25cm"/>
      </style:header-style>
      <style:footer-style>
        <style:header-footer-properties fo:min-height="0.423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EEZ Arduino shield+BP BOM (PCB: r1B12b, 2015-12-07)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29.01.2016</text:date>, <text:time>10:3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meta:editing-duration>P0D</meta:editing-duration>
    <meta:editing-cycles>1</meta:editing-cycles>
    <meta:creation-date>2015-10-18T19:15:13</meta:creation-date>
    <dc:title>EEZ Arduino shield+BP BOM</dc:title>
    <meta:document-statistic meta:table-count="1" meta:cell-count="952" meta:object-count="0"/>
  </office:meta>
</office:document-meta>
</file>